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65000000650923CC76A702972E.png" manifest:media-type="image/png"/>
  <manifest:file-entry manifest:full-path="Pictures/10001E4F00000A7000000A70236F199FC62767D9.svg" manifest:media-type="image/svg+xml"/>
  <manifest:file-entry manifest:full-path="Pictures/100002010000006500000065EE0F95D7FA717BF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思源黑体 CN" svg:font-family="'思源黑体 CN'" style:font-family-generic="system" style:font-pitch="variable"/>
    <style:font-face style:name="新宋体" svg:font-family="新宋体" style:font-family-generic="system" style:font-pitch="variable"/>
  </office:font-face-decls>
  <office:automatic-styles>
    <style:style style:name="dp1" style:family="drawing-page"/>
    <style:style style:name="gr1" style:family="graphic" style:parent-style-name="standard">
      <style:graphic-properties draw:fill-color="#ffb66c" draw:textarea-horizontal-align="justify" draw:textarea-vertical-align="middle" draw:auto-grow-height="false" fo:min-height="1.25cm" fo:min-width="3.5cm"/>
    </style:style>
    <style:style style:name="gr2" style:family="graphic" style:parent-style-name="standard">
      <style:graphic-properties draw:stroke="solid" draw:stroke-dash="Fine_20_Dashed" draw:fill="none" draw:textarea-horizontal-align="justify" draw:textarea-vertical-align="middle" draw:auto-grow-height="false" fo:min-height="4.75cm" fo:min-width="20.6cm"/>
    </style:style>
    <style:style style:name="gr3" style:family="graphic" style:parent-style-name="standard">
      <style:graphic-properties draw:textarea-horizontal-align="justify" draw:textarea-vertical-align="middle" draw:auto-grow-height="false" fo:min-height="1.125cm" fo:min-width="1.201cm"/>
    </style:style>
    <style:style style:name="gr4" style:family="graphic" style:parent-style-name="standard">
      <style:graphic-properties draw:fill-color="#ff7b59" draw:textarea-horizontal-align="justify" draw:textarea-vertical-align="middle" draw:auto-grow-height="false" fo:min-height="1.25cm" fo:min-width="3.5cm"/>
    </style:style>
    <style:style style:name="gr5" style:family="graphic" style:parent-style-name="standard">
      <style:graphic-properties draw:marker-end="Arrow" draw:textarea-vertical-align="middle"/>
    </style:style>
    <style:style style:name="gr6" style:family="graphic" style:parent-style-name="standard">
      <style:graphic-properties draw:stroke="solid" draw:stroke-dash="Fine_20_Dashed" draw:fill="none" draw:textarea-horizontal-align="justify" draw:textarea-vertical-align="middle" draw:auto-grow-height="false" fo:min-height="9.45cm" fo:min-width="20.6cm"/>
    </style:style>
    <style:style style:name="gr7" style:family="graphic" style:parent-style-name="standard">
      <style:graphic-properties draw:stroke="solid" draw:stroke-dash="Fine_20_Dashed" draw:fill="none" draw:textarea-horizontal-align="justify" draw:textarea-vertical-align="middle" draw:auto-grow-height="false" fo:min-height="14.65cm" fo:min-width="21.8cm"/>
    </style:style>
    <style:style style:name="gr8" style:family="graphic" style:parent-style-name="standard">
      <style:graphic-properties draw:fill-color="#ff972f" draw:textarea-horizontal-align="justify" draw:textarea-vertical-align="middle" draw:auto-grow-height="false" fo:min-height="1.125cm" fo:min-width="1.201cm"/>
    </style:style>
    <style:style style:name="gr9" style:family="graphic" style:parent-style-name="standard">
      <style:graphic-properties draw:fill-color="#d4ea6b" draw:textarea-horizontal-align="justify" draw:textarea-vertical-align="middle" draw:auto-grow-height="false" fo:min-height="1.25cm" fo:min-width="3.5cm"/>
    </style:style>
    <style:style style:name="gr10" style:family="graphic" style:parent-style-name="standard">
      <style:graphic-properties draw:fill-color="#f10d0c" draw:textarea-horizontal-align="justify" draw:textarea-vertical-align="middle" draw:auto-grow-height="false" fo:min-height="1.125cm" fo:min-width="1.201cm"/>
    </style:style>
    <style:style style:name="gr11" style:family="graphic" style:parent-style-name="objectwithoutfill">
      <style:graphic-properties svg:stroke-color="#729fcf" draw:marker-end="Arrow" draw:marker-end-width="0.3cm" draw:fill="none" draw:textarea-vertical-align="middle"/>
    </style:style>
    <style:style style:name="gr12" style:family="graphic" style:parent-style-name="standard">
      <style:graphic-properties draw:fill-color="#00a933" draw:textarea-horizontal-align="justify" draw:textarea-vertical-align="middle" draw:auto-grow-height="false" fo:min-height="1.125cm" fo:min-width="1.201cm"/>
    </style:style>
    <style:style style:name="gr13" style:family="graphic" style:parent-style-name="standard">
      <style:graphic-properties draw:stroke="dash" draw:stroke-dash="Fine_20_Dashed" draw:fill-color="#eeeeee" draw:textarea-horizontal-align="justify" draw:textarea-vertical-align="middle" draw:auto-grow-height="false" fo:min-height="1.05cm" fo:min-width="3.056cm"/>
    </style:style>
    <style:style style:name="gr14" style:family="graphic" style:parent-style-name="standard">
      <style:graphic-properties draw:stroke="dash" draw:stroke-dash="Fine_20_Dashed" draw:fill-color="#eeeeee" draw:textarea-horizontal-align="justify" draw:textarea-vertical-align="middle" draw:auto-grow-height="false" fo:min-height="1.05cm" fo:min-width="3.4cm"/>
    </style:style>
    <style:style style:name="gr15" style:family="graphic" style:parent-style-name="standard">
      <style:graphic-properties draw:fill-color="#81aca6" draw:textarea-horizontal-align="justify" draw:textarea-vertical-align="middle" draw:auto-grow-height="false" fo:min-height="1.25cm" fo:min-width="3.5cm"/>
    </style:style>
    <style:style style:name="gr16" style:family="graphic" style:parent-style-name="standard">
      <style:graphic-properties draw:stroke="dash" draw:stroke-dash="Fine_20_Dashed" draw:fill="none" draw:textarea-horizontal-align="justify" draw:textarea-vertical-align="middle" draw:auto-grow-height="false" fo:min-height="13.55cm" fo:min-width="3.8cm"/>
    </style:style>
    <style:style style:name="gr17" style:family="graphic" style:parent-style-name="standard">
      <style:graphic-properties draw:stroke="dash" draw:stroke-dash="Fine_20_Dashed" draw:fill="none" draw:textarea-horizontal-align="justify" draw:textarea-vertical-align="middle" draw:auto-grow-height="false" fo:min-height="13.55cm" fo:min-width="4.3cm"/>
    </style:style>
    <style:style style:name="gr18" style:family="graphic" style:parent-style-name="standard">
      <style:graphic-properties draw:stroke="solid" draw:stroke-dash="Fine_20_Dashed" draw:fill="none" draw:textarea-horizontal-align="justify" draw:textarea-vertical-align="middle" draw:auto-grow-height="false" fo:min-height="14.65cm" fo:min-width="24.033cm"/>
    </style:style>
    <style:style style:name="gr19" style:family="graphic" style:parent-style-name="objectwithoutfill">
      <style:graphic-properties svg:stroke-color="#729fcf" draw:marker-start="Arrow" draw:marker-end="Arrow" draw:marker-end-width="0.3cm" draw:fill="none" draw:textarea-vertical-align="middle"/>
    </style:style>
    <style:style style:name="gr20" style:family="graphic" style:parent-style-name="standard">
      <style:graphic-properties draw:stroke="dash" draw:stroke-dash="Fine_20_Dashed" draw:fill="none" draw:textarea-horizontal-align="justify" draw:textarea-vertical-align="middle" draw:auto-grow-height="false" fo:min-height="13.55cm" fo:min-width="6.4cm"/>
    </style:style>
    <style:style style:name="gr21" style:family="graphic" style:parent-style-name="standard">
      <style:graphic-properties draw:stroke="dash" draw:stroke-dash="Fine_20_Dashed" draw:fill="none" draw:textarea-horizontal-align="justify" draw:textarea-vertical-align="middle" draw:auto-grow-height="false" fo:min-height="13.55cm" fo:min-width="4.1cm"/>
    </style:style>
    <style:style style:name="gr22" style:family="graphic" style:parent-style-name="standard">
      <style:graphic-properties draw:fill-color="#81aca6" draw:textarea-horizontal-align="justify" draw:textarea-vertical-align="middle" draw:auto-grow-height="false" fo:min-height="0.838cm" fo:min-width="2.466cm"/>
    </style:style>
    <style:style style:name="gr23" style:family="graphic" style:parent-style-name="standard">
      <style:graphic-properties svg:stroke-color="#dedce6" draw:fill="solid" draw:fill-color="#999999" draw:textarea-horizontal-align="justify" draw:textarea-vertical-align="middle" draw:auto-grow-height="false" fo:min-height="4.745cm" fo:min-width="3.943cm" fo:wrap-option="no-wrap"/>
    </style:style>
    <style:style style:name="gr24" style:family="graphic" style:parent-style-name="standard">
      <style:graphic-properties draw:stroke="none" svg:stroke-color="#000000" draw:fill="none" draw:fill-color="#ffffff" fo:min-height="1.103cm"/>
    </style:style>
    <style:style style:name="gr25" style:family="graphic" style:parent-style-name="standard">
      <style:graphic-properties draw:fill-color="#bbe33d" draw:textarea-horizontal-align="justify" draw:textarea-vertical-align="middle" draw:auto-grow-height="false" fo:min-height="0.834cm" fo:min-width="1.684cm"/>
    </style:style>
    <style:style style:name="gr26" style:family="graphic" style:parent-style-name="standard">
      <style:graphic-properties draw:fill-color="#bbe33d" draw:textarea-horizontal-align="justify" draw:textarea-vertical-align="middle" draw:auto-grow-height="false" fo:min-height="0.833cm" fo:min-width="1.683cm"/>
    </style:style>
    <style:style style:name="gr27" style:family="graphic" style:parent-style-name="standard">
      <style:graphic-properties svg:stroke-opacity="0%" draw:fill="none" fo:min-height="0.55cm"/>
    </style:style>
    <style:style style:name="gr28" style:family="graphic" style:parent-style-name="standard">
      <style:graphic-properties draw:stroke="solid" draw:stroke-dash="Fine_20_Dashed" draw:fill="none" draw:textarea-horizontal-align="justify" draw:textarea-vertical-align="middle" draw:auto-grow-height="false" fo:min-height="10.55cm" fo:min-width="21.5cm"/>
    </style:style>
    <style:style style:name="gr29" style:family="graphic" style:parent-style-name="standard">
      <style:graphic-properties draw:fill-color="#dddddd" draw:textarea-horizontal-align="justify" draw:textarea-vertical-align="middle" draw:auto-grow-height="false" fo:min-height="1.051cm" fo:min-width="2.188cm"/>
    </style:style>
    <style:style style:name="gr30" style:family="graphic" style:parent-style-name="standard">
      <style:graphic-properties draw:fill-color="#dddddd" draw:textarea-horizontal-align="justify" draw:textarea-vertical-align="middle" draw:auto-grow-height="false" fo:min-height="1.232cm" fo:min-width="3.668cm"/>
    </style:style>
    <style:style style:name="gr31" style:family="graphic" style:parent-style-name="standard">
      <style:graphic-properties draw:fill-color="#dddddd" draw:textarea-horizontal-align="justify" draw:textarea-vertical-align="middle" draw:auto-grow-height="false" fo:min-height="0.85cm" fo:min-width="2.05cm"/>
    </style:style>
    <style:style style:name="gr32" style:family="graphic" style:parent-style-name="standard">
      <style:graphic-properties draw:fill-color="#dddddd" draw:textarea-horizontal-align="justify" draw:textarea-vertical-align="middle" draw:auto-grow-height="false" fo:min-height="0.668cm" fo:min-width="3.56cm"/>
    </style:style>
    <style:style style:name="gr33" style:family="graphic" style:parent-style-name="standard">
      <style:graphic-properties svg:stroke-width="0.035cm" draw:marker-start-width="0.252cm" draw:marker-end="Arrow" draw:marker-end-width="0.252cm" draw:textarea-vertical-align="middle" fo:padding-top="0.142cm" fo:padding-bottom="0.142cm" fo:padding-left="0.267cm" fo:padding-right="0.267cm"/>
    </style:style>
    <style:style style:name="gr34" style:family="graphic" style:parent-style-name="standard">
      <style:graphic-properties svg:stroke-width="0.035cm" draw:marker-start-width="0.252cm" draw:marker-end="Arrow" draw:marker-end-width="0.252cm" draw:textarea-vertical-align="middle" fo:padding-top="0.142cm" fo:padding-bottom="0.142cm" fo:padding-left="0.267cm" fo:padding-right="0.267cm"/>
    </style:style>
    <style:style style:name="gr35" style:family="graphic" style:parent-style-name="standard">
      <style:graphic-properties draw:stroke="solid" draw:stroke-dash="Fine_20_Dashed" draw:fill="none" draw:textarea-horizontal-align="justify" draw:textarea-vertical-align="middle" draw:auto-grow-height="false" fo:min-height="13.449cm" fo:min-width="20.3cm"/>
    </style:style>
    <style:style style:name="gr36" style:family="graphic" style:parent-style-name="standard">
      <style:graphic-properties draw:textarea-horizontal-align="justify" draw:textarea-vertical-align="middle" draw:auto-grow-height="false" fo:min-height="1.15cm" fo:min-width="4.1cm"/>
    </style:style>
    <style:style style:name="gr37" style:family="graphic" style:parent-style-name="无填充且无边框的对象">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draw:stroke="dash" draw:stroke-dash="Fine_20_Dashed" draw:fill="none" draw:textarea-horizontal-align="justify" draw:textarea-vertical-align="middle" draw:auto-grow-height="false" fo:min-height="1.05cm" fo:min-width="4.1cm"/>
    </style:style>
    <style:style style:name="gr39" style:family="graphic" style:parent-style-name="standard">
      <style:graphic-properties draw:textarea-horizontal-align="justify" draw:textarea-vertical-align="middle" draw:auto-grow-height="false" fo:min-height="0.961cm" fo:min-width="3.3cm"/>
    </style:style>
    <style:style style:name="gr40" style:family="graphic" style:parent-style-name="standard">
      <style:graphic-properties draw:stroke="dash" draw:stroke-dash="Fine_20_Dashed" draw:fill="none" draw:textarea-horizontal-align="justify" draw:textarea-vertical-align="middle" draw:auto-grow-height="false" fo:min-height="0.961cm" fo:min-width="3.3cm"/>
    </style:style>
    <style:style style:name="gr41" style:family="graphic" style:parent-style-name="standard">
      <style:graphic-properties draw:stroke="dash" draw:stroke-dash="Fine_20_Dashed" draw:fill="none" draw:textarea-horizontal-align="justify" draw:textarea-vertical-align="middle" draw:auto-grow-height="false" fo:min-height="0.875cm" fo:min-width="3.3cm"/>
    </style:style>
    <style:style style:name="gr42" style:family="graphic" style:parent-style-name="standard">
      <style:graphic-properties draw:stroke="dash" draw:stroke-dash="Fine_20_Dashed" draw:fill="none" draw:textarea-horizontal-align="justify" draw:textarea-vertical-align="middle" draw:auto-grow-height="false" fo:min-height="0.876cm" fo:min-width="3.3cm"/>
    </style:style>
    <style:style style:name="gr43" style:family="graphic" style:parent-style-name="standard">
      <style:graphic-properties draw:fill-color="#468a1a" draw:textarea-horizontal-align="justify" draw:textarea-vertical-align="middle" draw:auto-grow-height="false" fo:min-height="1.55cm" fo:min-width="5.5cm"/>
    </style:style>
    <style:style style:name="gr44" style:family="graphic" style:parent-style-name="standard">
      <style:graphic-properties draw:stroke="dash" draw:stroke-dash="Fine_20_Dashed" draw:fill="none" draw:textarea-horizontal-align="justify" draw:textarea-vertical-align="middle" draw:auto-grow-height="false" fo:min-height="12.15cm" fo:min-width="5.5cm"/>
    </style:style>
    <style:style style:name="gr45" style:family="graphic" style:parent-style-name="objectwithoutfill">
      <style:graphic-properties draw:stroke="dash" draw:stroke-dash="Fine_20_Dashed" draw:fill="none" draw:textarea-vertical-align="middle"/>
    </style:style>
    <style:style style:name="gr46" style:family="graphic" style:parent-style-name="standard">
      <style:graphic-properties draw:fill-color="#dddddd" draw:textarea-horizontal-align="justify" draw:textarea-vertical-align="middle" draw:auto-grow-height="false" fo:min-height="0.25cm" fo:min-width="3.525cm"/>
    </style:style>
    <style:style style:name="gr47" style:family="graphic" style:parent-style-name="standard">
      <style:graphic-properties draw:stroke="solid" draw:stroke-dash="Fine_20_Dashed" draw:fill="none" draw:textarea-horizontal-align="justify" draw:textarea-vertical-align="middle" draw:auto-grow-height="false" fo:min-height="7.347cm" fo:min-width="25.6cm"/>
    </style:style>
    <style:style style:name="gr48" style:family="graphic" style:parent-style-name="standard">
      <style:graphic-properties draw:fill-color="#dddddd" draw:textarea-horizontal-align="justify" draw:textarea-vertical-align="middle" draw:auto-grow-height="false" fo:min-height="0.05cm" fo:min-width="2.738cm"/>
    </style:style>
    <style:style style:name="gr49" style:family="graphic" style:parent-style-name="standard">
      <style:graphic-properties draw:fill-color="#ffdbb6" draw:textarea-horizontal-align="justify" draw:textarea-vertical-align="middle" draw:auto-grow-height="false" fo:min-height="1.104cm" fo:min-width="4.554cm"/>
    </style:style>
    <style:style style:name="gr50" style:family="graphic" style:parent-style-name="standard">
      <style:graphic-properties draw:fill-color="#cccccc" draw:textarea-horizontal-align="justify" draw:textarea-vertical-align="middle" draw:auto-grow-height="false" fo:min-height="1.219cm" fo:min-width="2.084cm"/>
    </style:style>
    <style:style style:name="gr51" style:family="graphic" style:parent-style-name="standard">
      <style:graphic-properties draw:fill-color="#cccccc" draw:textarea-horizontal-align="justify" draw:textarea-vertical-align="middle" draw:auto-grow-height="false" fo:min-height="1.07cm" fo:min-width="2.001cm"/>
    </style:style>
    <style:style style:name="gr52" style:family="graphic" style:parent-style-name="standard">
      <style:graphic-properties draw:fill-color="#dddddd" draw:textarea-horizontal-align="justify" draw:textarea-vertical-align="middle" draw:auto-grow-height="false" fo:min-height="0.05cm" fo:min-width="1.6cm"/>
    </style:style>
    <style:style style:name="gr53" style:family="graphic" style:parent-style-name="standard">
      <style:graphic-properties draw:fill-color="#dddddd" draw:textarea-horizontal-align="justify" draw:textarea-vertical-align="middle" draw:auto-grow-height="false" fo:min-height="0.05cm" fo:min-width="0.86cm"/>
    </style:style>
    <style:style style:name="gr54" style:family="graphic" style:parent-style-name="standard">
      <style:graphic-properties draw:stroke="solid" draw:stroke-dash="Fine_20_Dashed" draw:fill="none" draw:textarea-horizontal-align="justify" draw:textarea-vertical-align="middle" draw:auto-grow-height="false" fo:min-height="14.45cm" fo:min-width="23.9cm"/>
    </style:style>
    <style:style style:name="gr55" style:family="graphic" style:parent-style-name="standard">
      <style:graphic-properties draw:fill-color="#ff972f" draw:textarea-horizontal-align="justify" draw:textarea-vertical-align="middle" draw:auto-grow-height="false" fo:min-height="1.375cm" fo:min-width="2.645cm"/>
    </style:style>
    <style:style style:name="gr56" style:family="graphic" style:parent-style-name="standard">
      <style:graphic-properties draw:stroke="dash" draw:stroke-dash="Fine_20_Dashed" draw:fill="none" draw:textarea-horizontal-align="justify" draw:textarea-vertical-align="middle" draw:auto-grow-height="false" fo:min-height="13.55cm" fo:min-width="5.2cm"/>
    </style:style>
    <style:style style:name="gr57" style:family="graphic" style:parent-style-name="standard">
      <style:graphic-properties draw:stroke="none" svg:stroke-color="#000000" draw:fill="none" draw:fill-color="#ffffff" fo:min-height="1.55cm"/>
    </style:style>
    <style:style style:name="gr58" style:family="graphic" style:parent-style-name="standard">
      <style:graphic-properties draw:stroke="dash" draw:stroke-dash="Fine_20_Dashed" draw:fill-color="#77bc65" draw:textarea-horizontal-align="justify" draw:textarea-vertical-align="middle" draw:auto-grow-height="false" fo:min-height="1.05cm" fo:min-width="3.4cm"/>
    </style:style>
    <style:style style:name="gr59" style:family="graphic" style:parent-style-name="standard">
      <style:graphic-properties draw:stroke="none" draw:stroke-dash="Fine_20_Dashed" draw:fill="none" draw:fill-color="#eeeeee" draw:textarea-horizontal-align="justify" draw:textarea-vertical-align="middle" draw:auto-grow-height="false" fo:min-height="1.05cm" fo:min-width="3.4cm"/>
    </style:style>
    <style:style style:name="gr60" style:family="graphic" style:parent-style-name="standard">
      <style:graphic-properties draw:stroke="solid" draw:stroke-dash="Dashed_20__28_var_29__20_10" draw:fill-color="#d4ea6b" draw:textarea-horizontal-align="justify" draw:textarea-vertical-align="middle" draw:auto-grow-height="false" fo:min-height="1.25cm" fo:min-width="3.5cm"/>
    </style:style>
    <style:style style:name="gr61" style:family="graphic" style:parent-style-name="objectwithoutfill">
      <style:graphic-properties svg:stroke-color="#3465a4" draw:marker-end="Arrow" draw:marker-end-width="0.3cm" draw:fill="none" draw:textarea-vertical-align="middle"/>
    </style:style>
    <style:style style:name="gr62" style:family="graphic" style:parent-style-name="objectwithoutfill">
      <style:graphic-properties svg:stroke-color="#729fcf" draw:marker-start="Arrow" draw:marker-end="" draw:marker-end-width="0.3cm" draw:fill="none" draw:textarea-vertical-align="middle"/>
    </style:style>
    <style:style style:name="gr63" style:family="graphic" style:parent-style-name="standard" style:list-style-name="L1">
      <style:graphic-properties draw:stroke="solid" draw:stroke-dash="Dashed_20__28_var_29__20_10" draw:fill-color="#d4ea6b" draw:textarea-horizontal-align="justify" draw:textarea-vertical-align="middle" draw:auto-grow-height="false" fo:min-height="1.05cm" fo:min-width="3.4cm"/>
    </style:style>
    <style:style style:name="gr64" style:family="graphic" style:parent-style-name="standard" style:list-style-name="L1">
      <style:graphic-properties draw:stroke="solid" draw:stroke-dash="Dashed_20__28_var_29__20_10" draw:fill-color="#d4ea6b" draw:textarea-horizontal-align="justify" draw:textarea-vertical-align="middle" draw:auto-grow-height="false" fo:min-height="1.05cm" fo:min-width="3.4cm"/>
    </style:style>
    <style:style style:name="gr65" style:family="graphic" style:parent-style-name="standard" style:list-style-name="L1">
      <style:graphic-properties draw:stroke="solid" draw:stroke-dash="Dashed_20__28_var_29__20_10" draw:fill-color="#d4ea6b" draw:textarea-horizontal-align="justify" draw:textarea-vertical-align="middle" draw:auto-grow-height="false" fo:min-height="1.05cm" fo:min-width="3.4cm"/>
    </style:style>
    <style:style style:name="gr66" style:family="graphic" style:parent-style-name="standard" style:list-style-name="L1">
      <style:graphic-properties draw:stroke="solid" draw:stroke-dash="Dashed_20__28_var_29__20_10" draw:fill-color="#d4ea6b" draw:textarea-horizontal-align="justify" draw:textarea-vertical-align="middle" draw:auto-grow-height="false" fo:min-height="1.05cm" fo:min-width="3.4cm"/>
    </style:style>
    <style:style style:name="gr67" style:family="graphic" style:parent-style-name="standard" style:list-style-name="L1">
      <style:graphic-properties draw:stroke="solid" draw:stroke-dash="Dashed_20__28_var_29__20_10" draw:fill-color="#d4ea6b" draw:textarea-horizontal-align="justify" draw:textarea-vertical-align="middle" draw:auto-grow-height="false" fo:min-height="1.05cm" fo:min-width="3.4cm"/>
    </style:style>
    <style:style style:name="gr68" style:family="graphic" style:parent-style-name="objectwithoutfill">
      <style:graphic-properties svg:stroke-color="#3465a4" draw:marker-start="" draw:marker-end="" draw:marker-end-width="0.3cm" draw:fill="none" draw:textarea-vertical-align="middle"/>
    </style:style>
    <style:style style:name="gr69" style:family="graphic" style:parent-style-name="objectwithoutfill">
      <style:graphic-properties svg:stroke-color="#3465a4" draw:marker-start="Arrow" draw:marker-end="" draw:marker-end-width="0.3cm" draw:fill="none" draw:textarea-vertical-align="middle"/>
    </style:style>
    <style:style style:name="P1" style:family="paragraph">
      <style:paragraph-properties fo:text-align="center"/>
    </style:style>
    <style:style style:name="P2" style:family="paragraph">
      <loext:graphic-properties draw:fill-color="#ffb66c"/>
      <style:paragraph-properties fo:text-align="center"/>
    </style:style>
    <style:style style:name="P3" style:family="paragraph">
      <loext:graphic-properties draw:fill="none"/>
      <style:paragraph-properties fo:text-align="center"/>
    </style:style>
    <style:style style:name="P4" style:family="paragraph">
      <loext:graphic-properties draw:fill-color="#ff7b59"/>
      <style:paragraph-properties fo:text-align="center"/>
    </style:style>
    <style:style style:name="P5" style:family="paragraph">
      <loext:graphic-properties draw:fill-color="#ff972f"/>
      <style:paragraph-properties fo:text-align="center"/>
    </style:style>
    <style:style style:name="P6" style:family="paragraph">
      <loext:graphic-properties draw:fill-color="#d4ea6b"/>
      <style:paragraph-properties fo:text-align="center"/>
    </style:style>
    <style:style style:name="P7" style:family="paragraph">
      <loext:graphic-properties draw:fill-color="#f10d0c"/>
      <style:paragraph-properties fo:text-align="center"/>
    </style:style>
    <style:style style:name="P8" style:family="paragraph">
      <loext:graphic-properties draw:fill-color="#00a933"/>
      <style:paragraph-properties fo:text-align="center"/>
    </style:style>
    <style:style style:name="P9" style:family="paragraph">
      <loext:graphic-properties draw:fill-color="#eeeeee"/>
      <style:paragraph-properties fo:text-align="center"/>
      <style:text-properties fo:color="#333333"/>
    </style:style>
    <style:style style:name="P10" style:family="paragraph">
      <loext:graphic-properties draw:fill-color="#81aca6"/>
      <style:paragraph-properties fo:text-align="center"/>
    </style:style>
    <style:style style:name="P11" style:family="paragraph">
      <loext:graphic-properties draw:fill="none"/>
      <style:paragraph-properties fo:text-align="center"/>
      <style:text-properties fo:font-weight="normal" style:font-weight-asian="normal" style:font-weight-complex="normal"/>
    </style:style>
    <style:style style:name="P12" style:family="paragraph">
      <loext:graphic-properties draw:fill="solid" draw:fill-color="#999999"/>
      <style:paragraph-properties fo:text-align="center"/>
    </style:style>
    <style:style style:name="P13" style:family="paragraph">
      <loext:graphic-properties draw:fill="none" draw:fill-color="#ffffff"/>
    </style:style>
    <style:style style:name="P14" style:family="paragraph">
      <loext:graphic-properties draw:fill-color="#bbe33d"/>
      <style:paragraph-properties fo:text-align="center"/>
    </style:style>
    <style:style style:name="P15" style:family="paragraph">
      <loext:graphic-properties draw:fill="none"/>
    </style:style>
    <style:style style:name="P16" style:family="paragraph">
      <loext:graphic-properties draw:fill-color="#dddddd"/>
      <style:paragraph-properties fo:text-align="center"/>
    </style:style>
    <style:style style:name="P17" style:family="paragraph">
      <loext:graphic-properties draw:fill-color="#dddddd"/>
      <style:paragraph-properties fo:text-align="center"/>
      <style:text-properties fo:font-size="20pt" style:font-size-asian="20pt" style:font-size-complex="20pt"/>
    </style:style>
    <style:style style:name="P18" style:family="paragraph">
      <style:paragraph-properties fo:text-align="start"/>
    </style:style>
    <style:style style:name="P19" style:family="paragraph">
      <style:paragraph-properties fo:text-align="start"/>
      <style:text-properties fo:color="#ffffff" fo:font-weight="bold" style:font-weight-asian="bold" style:font-weight-complex="bold"/>
    </style:style>
    <style:style style:name="P20" style:family="paragraph">
      <loext:graphic-properties draw:fill="none"/>
      <style:paragraph-properties fo:text-align="start"/>
    </style:style>
    <style:style style:name="P21" style:family="paragraph">
      <loext:graphic-properties draw:fill="none"/>
      <style:paragraph-properties fo:text-align="start"/>
      <style:text-properties fo:color="#000000" fo:font-weight="normal" style:font-weight-asian="normal" style:font-weight-complex="normal"/>
    </style:style>
    <style:style style:name="P22" style:family="paragraph">
      <loext:graphic-properties draw:fill-color="#468a1a"/>
      <style:paragraph-properties fo:text-align="start"/>
      <style:text-properties fo:color="#000000" fo:font-weight="bold" style:font-weight-asian="bold" style:font-weight-complex="bold"/>
    </style:style>
    <style:style style:name="P23" style:family="paragraph">
      <loext:graphic-properties draw:fill-color="#ffdbb6"/>
      <style:paragraph-properties fo:text-align="center"/>
      <style:text-properties fo:font-weight="bold" style:font-weight-asian="bold" style:font-weight-complex="bold"/>
    </style:style>
    <style:style style:name="P24" style:family="paragraph">
      <loext:graphic-properties draw:fill-color="#cccccc"/>
      <style:paragraph-properties fo:text-align="center"/>
    </style:style>
    <style:style style:name="P25" style:family="paragraph">
      <style:paragraph-properties fo:text-align="center"/>
      <style:text-properties fo:font-size="18pt"/>
    </style:style>
    <style:style style:name="P26" style:family="paragraph">
      <loext:graphic-properties draw:fill-color="#ff972f"/>
      <style:paragraph-properties fo:text-align="center"/>
      <style:text-properties fo:font-size="18pt"/>
    </style:style>
    <style:style style:name="P27" style:family="paragraph">
      <style:paragraph-properties fo:text-align="center"/>
      <style:text-properties fo:color="#3465a4" style:font-size-asian="18pt"/>
    </style:style>
    <style:style style:name="P28" style:family="paragraph">
      <loext:graphic-properties draw:fill="none"/>
      <style:paragraph-properties fo:text-align="center"/>
      <style:text-properties fo:color="#3465a4" style:font-size-asian="18pt"/>
    </style:style>
    <style:style style:name="P29" style:family="paragraph">
      <loext:graphic-properties draw:fill="none"/>
      <style:paragraph-properties fo:text-align="center"/>
      <style:text-properties style:font-size-asian="18pt"/>
    </style:style>
    <style:style style:name="P30" style:family="paragraph">
      <style:paragraph-properties fo:text-align="center"/>
      <style:text-properties style:font-size-asian="18pt"/>
    </style:style>
    <style:style style:name="P31" style:family="paragraph">
      <loext:graphic-properties draw:fill-color="#77bc65"/>
      <style:paragraph-properties fo:text-align="center"/>
      <style:text-properties fo:color="#333333" style:font-size-asian="18pt"/>
    </style:style>
    <style:style style:name="P32" style:family="paragraph">
      <style:paragraph-properties fo:text-align="center"/>
      <style:text-properties fo:font-weight="bold" fo:background-color="#81d41a" style:font-size-asian="18pt" style:font-weight-asian="bold" style:font-weight-complex="bold"/>
    </style:style>
    <style:style style:name="P33" style:family="paragraph">
      <loext:graphic-properties draw:fill="none" draw:fill-color="#eeeeee"/>
      <style:paragraph-properties fo:text-align="center"/>
      <style:text-properties fo:color="#333333" fo:font-weight="bold" fo:background-color="#81d41a" style:font-size-asian="18pt" style:font-weight-asian="bold" style:font-weight-complex="bold"/>
    </style:style>
    <style:style style:name="P34" style:family="paragraph">
      <style:paragraph-properties fo:margin-left="0cm" fo:margin-right="0cm" fo:text-align="center" fo:text-indent="0cm"/>
      <style:text-properties style:use-window-font-color="true" style:font-name="Liberation Sans" fo:font-size="18pt" style:letter-kerning="true" style:font-name-asian="微软雅黑" style:font-size-asian="18pt" style:font-name-complex="Arial Unicode MS" style:font-size-complex="18pt"/>
    </style:style>
    <style:style style:name="P35" style:family="paragraph">
      <loext:graphic-properties draw:fill-color="#d4ea6b"/>
      <style:paragraph-properties fo:text-align="center"/>
      <style:text-properties style:use-window-font-color="true" style:font-size-asian="18pt"/>
    </style:style>
    <style:style style:name="P36" style:family="paragraph">
      <style:paragraph-properties fo:text-align="center"/>
      <style:text-properties fo:font-weight="bold" fo:background-color="#fff200" style:font-size-asian="18pt" style:font-weight-asian="bold" style:font-weight-complex="bold"/>
    </style:style>
    <style:style style:name="P37" style:family="paragraph">
      <loext:graphic-properties draw:fill="none" draw:fill-color="#eeeeee"/>
      <style:paragraph-properties fo:text-align="center"/>
      <style:text-properties fo:color="#333333" fo:font-weight="bold" fo:background-color="#fff200" style:font-size-asian="18pt" style:font-weight-asian="bold" style:font-weight-complex="bold"/>
    </style:style>
    <style:style style:name="P38" style:family="paragraph">
      <loext:graphic-properties draw:fill-color="#d4ea6b"/>
      <style:paragraph-properties fo:margin-left="0cm" fo:margin-right="0cm" fo:text-align="center" fo:text-indent="0cm"/>
      <style:text-properties style:use-window-font-color="true" style:font-name="Liberation Sans" fo:font-size="18pt" style:letter-kerning="true" style:font-name-asian="微软雅黑" style:font-size-asian="18pt" style:font-name-complex="Arial Unicode MS" style:font-size-complex="18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style:style style:name="T3" style:family="text">
      <style:text-properties fo:font-size="10.5pt" style:font-size-asian="10.5pt" style:font-size-complex="10.5pt"/>
    </style:style>
    <style:style style:name="T4" style:family="text">
      <style:text-properties fo:font-size="11pt" style:font-size-asian="11pt" style:font-size-complex="11pt"/>
    </style:style>
    <style:style style:name="T5" style:family="text">
      <style:text-properties fo:font-size="16pt" style:font-size-asian="16pt" style:font-size-complex="16pt"/>
    </style:style>
    <style:style style:name="T6" style:family="text">
      <style:text-properties fo:color="#333333" fo:font-size="14pt" style:font-size-asian="14pt" style:font-size-complex="14pt"/>
    </style:style>
    <style:style style:name="T7" style:family="text">
      <style:text-properties fo:font-size="13pt" fo:font-weight="normal" style:font-size-asian="13pt" style:font-weight-asian="normal" style:font-size-complex="13pt" style:font-weight-complex="normal"/>
    </style:style>
    <style:style style:name="T8" style:family="text">
      <style:text-properties fo:font-size="15pt" style:font-size-asian="15pt" style:font-size-complex="15pt"/>
    </style:style>
    <style:style style:name="T9" style:family="text">
      <style:text-properties fo:font-size="14pt" style:font-size-asian="14pt" style:font-size-complex="14pt"/>
    </style:style>
    <style:style style:name="T10" style:family="text">
      <style:text-properties fo:color="#ffffff" fo:font-weight="bold" style:font-weight-asian="bold" style:font-weight-complex="bold"/>
    </style:style>
    <style:style style:name="T11" style:family="text">
      <style:text-properties fo:color="#000000" fo:font-size="13pt" fo:font-weight="normal" style:font-size-asian="13pt" style:font-weight-asian="normal" style:font-size-complex="13pt" style:font-weight-complex="normal"/>
    </style:style>
    <style:style style:name="T12" style:family="text">
      <style:text-properties fo:color="#ffffff" fo:font-size="12pt" fo:font-weight="bold" style:font-size-asian="12pt" style:font-weight-asian="bold" style:font-size-complex="12pt" style:font-weight-complex="bold"/>
    </style:style>
    <style:style style:name="T13" style:family="text">
      <style:text-properties fo:font-size="15pt" fo:font-weight="bold" style:font-size-asian="15pt" style:font-weight-asian="bold" style:font-size-complex="15pt" style:font-weight-complex="bold"/>
    </style:style>
    <style:style style:name="T14" style:family="text">
      <style:text-properties fo:color="#3465a4" fo:font-size="16pt" style:font-size-asian="16pt" style:font-size-complex="16pt"/>
    </style:style>
    <style:style style:name="T15" style:family="text">
      <style:text-properties fo:color="#333333" fo:font-size="16pt" fo:font-weight="bold" fo:background-color="#81d41a" style:font-size-asian="16pt" style:font-weight-asian="bold" style:font-size-complex="16pt" style:font-weight-complex="bold"/>
    </style:style>
    <style:style style:name="T16" style:family="text">
      <style:text-properties fo:color="#333333" fo:font-size="16pt" fo:font-weight="bold" fo:background-color="#fff200"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custom-shape draw:style-name="gr1" draw:text-style-name="P2" xml:id="id1" draw:id="id1" draw:layer="layout" svg:width="4cm" svg:height="1.5cm" svg:x="5.7cm" svg:y="9.1cm">
          <text:p text:style-name="P1"><text:span text:style-name="T1">业务系统</text:span></text:p>
          <draw:enhanced-geometry svg:viewBox="0 0 21600 21600" draw:type="rectangle" draw:enhanced-path="M 0 0 L 21600 0 21600 21600 0 21600 0 0 Z N"/>
        </draw:custom-shape>
        <draw:custom-shape draw:style-name="gr2" draw:text-style-name="P3" draw:layer="layout" svg:width="21.1cm" svg:height="5cm" svg:x="4.3cm" svg:y="7.5cm">
          <text:p/>
          <draw:enhanced-geometry svg:viewBox="0 0 21600 21600" draw:type="rectangle" draw:enhanced-path="M 0 0 L 21600 0 21600 21600 0 21600 0 0 Z N"/>
        </draw:custom-shape>
        <draw:custom-shape draw:style-name="gr3" draw:text-style-name="P1" xml:id="id2" draw:id="id2" draw:layer="layout" svg:width="1.7cm" svg:height="2.2cm" svg:x="13.6cm" svg:y="8.748cm">
          <text:p text:style-name="P1"><text:span text:style-name="T2">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4" xml:id="id3" draw:id="id3" draw:layer="layout" svg:width="4cm" svg:height="1.5cm" svg:x="19.4cm" svg:y="9.096cm">
          <text:p text:style-name="P1"><text:span text:style-name="T1">数据</text:span><text:span text:style-name="T1">分析</text:span></text:p>
          <draw:enhanced-geometry svg:viewBox="0 0 21600 21600" draw:type="rectangle" draw:enhanced-path="M 0 0 L 21600 0 21600 21600 0 21600 0 0 Z N"/>
        </draw:custom-shape>
        <draw:connector draw:style-name="gr5" draw:text-style-name="P1" draw:layer="layout" svg:x1="9.7cm" svg:y1="9.85cm" svg:x2="13.6cm" svg:y2="9.848cm" draw:start-shape="id1" draw:start-glue-point="1" draw:end-shape="id2" draw:end-glue-point="6" svg:d="M9700 9850h1950v-2h1950" svg:viewBox="0 0 3901 3">
          <text:p text:style-name="P1"><text:span text:style-name="T3">访问</text:span></text:p>
        </draw:connector>
        <draw:connector draw:style-name="gr5" draw:text-style-name="P1" draw:layer="layout" svg:x1="19.4cm" svg:y1="9.846cm" svg:x2="15.3cm" svg:y2="9.848cm" draw:start-shape="id3" draw:start-glue-point="3" draw:end-shape="id2" draw:end-glue-point="8" svg:d="M19400 9846h-2049v2h-2051" svg:viewBox="0 0 4101 3">
          <text:p text:style-name="P1"><text:span text:style-name="T4">访问</text:span></text:p>
        </draw:connector>
      </draw:page>
      <draw:page draw:name="page2" draw:style-name="dp1" draw:master-page-name="默认">
        <draw:custom-shape draw:style-name="gr1" draw:text-style-name="P2" xml:id="id4" draw:id="id4" draw:layer="layout" svg:width="4cm" svg:height="1.5cm" svg:x="5.7cm" svg:y="7.1cm">
          <text:p text:style-name="P1"><text:span text:style-name="T1">业务系</text:span><text:span text:style-name="T1">统</text:span></text:p>
          <draw:enhanced-geometry svg:viewBox="0 0 21600 21600" draw:mirror-horizontal="false" draw:mirror-vertical="false" draw:type="rectangle" draw:enhanced-path="M 0 0 L 21600 0 21600 21600 0 21600 0 0 Z N"/>
        </draw:custom-shape>
        <draw:custom-shape draw:style-name="gr6" draw:text-style-name="P3" draw:layer="layout" svg:width="21.1cm" svg:height="9.7cm" svg:x="4.3cm" svg:y="5.5cm">
          <text:p/>
          <draw:enhanced-geometry svg:viewBox="0 0 21600 21600" draw:mirror-horizontal="false" draw:mirror-vertical="false" draw:type="rectangle" draw:enhanced-path="M 0 0 L 21600 0 21600 21600 0 21600 0 0 Z N"/>
        </draw:custom-shape>
        <draw:custom-shape draw:style-name="gr3" draw:text-style-name="P1" xml:id="id5" draw:id="id5" draw:layer="layout" svg:width="1.7cm" svg:height="2.2cm" svg:x="13.6cm" svg:y="6.748cm">
          <text:p text:style-name="P1"><text:span text:style-name="T2">Master</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5" draw:text-style-name="P1" draw:layer="layout" svg:x1="9.7cm" svg:y1="7.85cm" svg:x2="13.6cm" svg:y2="7.848cm" draw:start-shape="id4" draw:start-glue-point="1" draw:end-shape="id5" draw:end-glue-point="6" svg:d="M9700 7850h1950v-2h1950" svg:viewBox="0 0 3901 3">
          <text:p text:style-name="P1"><text:span text:style-name="T3">访问</text:span></text:p>
        </draw:connector>
        <draw:custom-shape draw:style-name="gr3" draw:text-style-name="P1" xml:id="id7" draw:id="id7" draw:layer="layout" svg:width="1.7cm" svg:height="2.2cm" svg:x="13.6cm" svg:y="11.349cm">
          <text:p text:style-name="P1"><text:span text:style-name="T2">Slav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4" xml:id="id6" draw:id="id6" draw:layer="layout" svg:width="4cm" svg:height="1.5cm" svg:x="19.4cm" svg:y="11.697cm">
          <text:p text:style-name="P1"><text:span text:style-name="T1">数据分析</text:span></text:p>
          <draw:enhanced-geometry svg:viewBox="0 0 21600 21600" draw:mirror-horizontal="false" draw:mirror-vertical="false" draw:type="rectangle" draw:enhanced-path="M 0 0 L 21600 0 21600 21600 0 21600 0 0 Z N"/>
        </draw:custom-shape>
        <draw:connector draw:style-name="gr5" draw:text-style-name="P1" draw:layer="layout" svg:x1="19.4cm" svg:y1="12.447cm" svg:x2="15.3cm" svg:y2="12.449cm" draw:start-shape="id6" draw:start-glue-point="3" draw:end-shape="id7" draw:end-glue-point="8" svg:d="M19400 12447h-2049v2h-2051" svg:viewBox="0 0 4101 3">
          <text:p text:style-name="P1"><text:span text:style-name="T4">访问</text:span></text:p>
        </draw:connector>
        <draw:connector draw:style-name="gr5" draw:text-style-name="P1" draw:layer="layout" svg:x1="14.45cm" svg:y1="8.948cm" svg:x2="14.45cm" svg:y2="11.349cm" draw:start-shape="id5" draw:start-glue-point="7" draw:end-shape="id7" draw:end-glue-point="5" svg:d="M14450 8948v2401" svg:viewBox="0 0 1 2402">
          <text:p text:style-name="P1"><text:span text:style-name="T2">主从复制</text:span></text:p>
        </draw:connector>
      </draw:page>
      <draw:page draw:name="page3" draw:style-name="dp1" draw:master-page-name="默认">
        <draw:custom-shape draw:style-name="gr1" draw:text-style-name="P2" draw:layer="layout" svg:width="4cm" svg:height="1.5cm" svg:x="21.165cm" svg:y="4.7cm">
          <text:p text:style-name="P1"><text:span text:style-name="T1">数据挖掘</text:span></text:p>
          <draw:enhanced-geometry svg:viewBox="0 0 21600 21600" draw:mirror-horizontal="false" draw:mirror-vertical="false" draw:type="rectangle" draw:enhanced-path="M 0 0 L 21600 0 21600 21600 0 21600 0 0 Z N"/>
        </draw:custom-shape>
        <draw:custom-shape draw:style-name="gr7" draw:text-style-name="P3" draw:layer="layout" svg:width="22.3cm" svg:height="14.9cm" svg:x="3.6cm" svg:y="2.764cm">
          <text:p/>
          <draw:enhanced-geometry svg:viewBox="0 0 21600 21600" draw:mirror-horizontal="false" draw:mirror-vertical="false" draw:type="rectangle" draw:enhanced-path="M 0 0 L 21600 0 21600 21600 0 21600 0 0 Z N"/>
        </draw:custom-shape>
        <draw:custom-shape draw:style-name="gr3" draw:text-style-name="P1" draw:layer="layout" svg:width="1.7cm" svg:height="2.2cm" svg:x="5.344cm" svg:y="4.3cm">
          <text:p text:style-name="P1"><text:span text:style-name="T2">MySQL</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5" draw:layer="layout" svg:width="1.7cm" svg:height="2.2cm" svg:x="5.344cm" svg:y="8.1cm">
          <text:p text:style-name="P1"><text:span text:style-name="T2">Oracl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6" draw:layer="layout" svg:width="4cm" svg:height="1.5cm" svg:x="21.166cm" svg:y="8.397cm">
          <text:p text:style-name="P1"><text:span text:style-name="T1">报表系统</text:span></text:p>
          <draw:enhanced-geometry svg:viewBox="0 0 21600 21600" draw:mirror-horizontal="false" draw:mirror-vertical="false" draw:type="rectangle" draw:enhanced-path="M 0 0 L 21600 0 21600 21600 0 21600 0 0 Z N"/>
        </draw:custom-shape>
        <draw:custom-shape draw:style-name="gr10" draw:text-style-name="P7" draw:layer="layout" svg:width="1.7cm" svg:height="2.2cm" svg:x="5.345cm" svg:y="12.101cm">
          <text:p text:style-name="P1"><text:span text:style-name="T2">……</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1" draw:text-style-name="P3" draw:layer="layout" svg:x1="7.8cm" svg:y1="9.3cm" svg:x2="12.65cm" svg:y2="9.298cm">
          <text:p text:style-name="P1"><text:span text:style-name="T5">数据导入</text:span></text:p>
        </draw:line>
        <draw:custom-shape draw:style-name="gr12" draw:text-style-name="P8" draw:layer="layout" svg:width="1.7cm" svg:height="2.2cm" svg:x="13.345cm" svg:y="4.301cm">
          <text:p text:style-name="P1"><text:span text:style-name="T2">Teradata</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cm" svg:height="2.2cm" svg:x="13.346cm" svg:y="8.139cm">
          <text:p text:style-name="P1"><text:span text:style-name="T2">ODS </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8" draw:layer="layout" svg:width="1.7cm" svg:height="2.2cm" svg:x="13.347cm" svg:y="12.14cm">
          <text:p text:style-name="P1"><text:span text:style-name="T2">……</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9" draw:layer="layout" svg:width="3.556cm" svg:height="1.3cm" svg:x="4.499cm" svg:y="15.4cm">
          <text:p text:style-name="P1"><text:span text:style-name="T6">运营数据库</text:span></text:p>
          <draw:enhanced-geometry svg:viewBox="0 0 21600 21600" draw:type="rectangle" draw:enhanced-path="M 0 0 L 21600 0 21600 21600 0 21600 0 0 Z N"/>
        </draw:custom-shape>
        <draw:custom-shape draw:style-name="gr14" draw:text-style-name="P9" draw:layer="layout" svg:width="3.9cm" svg:height="1.3cm" svg:x="12.312cm" svg:y="15.402cm">
          <text:p text:style-name="P1"><text:span text:style-name="T6">传统数据仓库</text:span></text:p>
          <draw:enhanced-geometry svg:viewBox="0 0 21600 21600" draw:type="rectangle" draw:enhanced-path="M 0 0 L 21600 0 21600 21600 0 21600 0 0 Z N"/>
        </draw:custom-shape>
        <draw:custom-shape draw:style-name="gr15" draw:text-style-name="P10" draw:layer="layout" svg:width="4cm" svg:height="1.5cm" svg:x="21.166cm" svg:y="12.364cm">
          <text:p text:style-name="P1"><text:span text:style-name="T1">…</text:span><text:span text:style-name="T1">...</text:span></text:p>
          <draw:enhanced-geometry svg:viewBox="0 0 21600 21600" draw:mirror-horizontal="false" draw:mirror-vertical="false" draw:type="rectangle" draw:enhanced-path="M 0 0 L 21600 0 21600 21600 0 21600 0 0 Z N"/>
        </draw:custom-shape>
        <draw:line draw:style-name="gr11" draw:text-style-name="P3" draw:layer="layout" svg:x1="15.842cm" svg:y1="9.33cm" svg:x2="20.442cm" svg:y2="9.33cm">
          <text:p text:style-name="P1"><text:span text:style-name="T5">业务使用</text:span></text:p>
        </draw:line>
        <draw:custom-shape draw:style-name="gr16" draw:text-style-name="P3" draw:layer="layout" svg:width="4.3cm" svg:height="13.8cm" svg:x="4.1cm" svg:y="3.4cm">
          <text:p/>
          <draw:enhanced-geometry svg:viewBox="0 0 21600 21600" draw:type="rectangle" draw:enhanced-path="M 0 0 L 21600 0 21600 21600 0 21600 0 0 Z N"/>
        </draw:custom-shape>
        <draw:custom-shape draw:style-name="gr16" draw:text-style-name="P3" draw:layer="layout" svg:width="4.3cm" svg:height="13.8cm" svg:x="12.1cm" svg:y="3.4cm">
          <text:p/>
          <draw:enhanced-geometry svg:viewBox="0 0 21600 21600" draw:type="rectangle" draw:enhanced-path="M 0 0 L 21600 0 21600 21600 0 21600 0 0 Z N"/>
        </draw:custom-shape>
        <draw:custom-shape draw:style-name="gr17" draw:text-style-name="P3" draw:layer="layout" svg:width="4.8cm" svg:height="13.8cm" svg:x="20.6cm" svg:y="3.4cm">
          <text:p/>
          <draw:enhanced-geometry svg:viewBox="0 0 21600 21600" draw:type="rectangle" draw:enhanced-path="M 0 0 L 21600 0 21600 21600 0 21600 0 0 Z N"/>
        </draw:custom-shape>
        <draw:custom-shape draw:style-name="gr14" draw:text-style-name="P9" draw:layer="layout" svg:width="3.9cm" svg:height="1.3cm" svg:x="21.114cm" svg:y="15.402cm">
          <text:p text:style-name="P1"><text:span text:style-name="T6">业务</text:span></text:p>
          <draw:enhanced-geometry svg:viewBox="0 0 21600 21600" draw:type="rectangle" draw:enhanced-path="M 0 0 L 21600 0 21600 21600 0 21600 0 0 Z N"/>
        </draw:custom-shape>
      </draw:page>
      <draw:page draw:name="page4" draw:style-name="dp1" draw:master-page-name="默认">
        <draw:custom-shape draw:style-name="gr18" draw:text-style-name="P3" draw:layer="layout" svg:width="24.533cm" svg:height="14.9cm" svg:x="3.067cm" svg:y="2.764cm">
          <text:p/>
          <draw:enhanced-geometry svg:viewBox="0 0 21600 21600" draw:mirror-horizontal="false" draw:mirror-vertical="false" draw:type="rectangle" draw:enhanced-path="M 0 0 L 21600 0 21600 21600 0 21600 0 0 Z N"/>
        </draw:custom-shape>
        <draw:custom-shape draw:style-name="gr3" draw:text-style-name="P1" draw:layer="layout" svg:width="1.7cm" svg:height="2.2cm" svg:x="5.344cm" svg:y="4.3cm">
          <text:p text:style-name="P1"><text:span text:style-name="T2">MySQL</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5" draw:layer="layout" svg:width="1.7cm" svg:height="2.2cm" svg:x="5.344cm" svg:y="8.1cm">
          <text:p text:style-name="P1"><text:span text:style-name="T2">Oracl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6" draw:layer="layout" svg:width="4cm" svg:height="1.5cm" svg:x="22.666cm" svg:y="8.397cm">
          <text:p text:style-name="P1"><text:span text:style-name="T1">HDFS</text:span></text:p>
          <draw:enhanced-geometry svg:viewBox="0 0 21600 21600" draw:mirror-horizontal="false" draw:mirror-vertical="false" draw:type="rectangle" draw:enhanced-path="M 0 0 L 21600 0 21600 21600 0 21600 0 0 Z N"/>
        </draw:custom-shape>
        <draw:custom-shape draw:style-name="gr10" draw:text-style-name="P7" draw:layer="layout" svg:width="1.7cm" svg:height="2.2cm" svg:x="5.345cm" svg:y="12.101cm">
          <text:p text:style-name="P1"><text:span text:style-name="T2">……</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9" draw:text-style-name="P3" draw:layer="layout" svg:x1="8.68cm" svg:y1="9.3cm" svg:x2="11.3cm" svg:y2="9.3cm">
          <text:p text:style-name="P1"><text:span text:style-name="T1">JDBC</text:span></text:p>
        </draw:line>
        <draw:custom-shape draw:style-name="gr13" draw:text-style-name="P9" draw:layer="layout" svg:width="3.556cm" svg:height="1.3cm" svg:x="4.499cm" svg:y="15.4cm">
          <text:p text:style-name="P1"><text:span text:style-name="T6">运营数据库</text:span></text:p>
          <draw:enhanced-geometry svg:viewBox="0 0 21600 21600" draw:type="rectangle" draw:enhanced-path="M 0 0 L 21600 0 21600 21600 0 21600 0 0 Z N"/>
        </draw:custom-shape>
        <draw:custom-shape draw:style-name="gr14" draw:text-style-name="P9" draw:layer="layout" svg:width="3.9cm" svg:height="1.3cm" svg:x="12.312cm" svg:y="15.402cm">
          <text:p text:style-name="P1"><text:span text:style-name="T6">Sqoop</text:span></text:p>
          <draw:enhanced-geometry svg:viewBox="0 0 21600 21600" draw:type="rectangle" draw:enhanced-path="M 0 0 L 21600 0 21600 21600 0 21600 0 0 Z N"/>
        </draw:custom-shape>
        <draw:custom-shape draw:style-name="gr15" draw:text-style-name="P10" draw:layer="layout" svg:width="4cm" svg:height="1.5cm" svg:x="22.666cm" svg:y="12.364cm">
          <text:p text:style-name="P1"><text:span text:style-name="T1">…</text:span><text:span text:style-name="T1">...</text:span></text:p>
          <draw:enhanced-geometry svg:viewBox="0 0 21600 21600" draw:mirror-horizontal="false" draw:mirror-vertical="false" draw:type="rectangle" draw:enhanced-path="M 0 0 L 21600 0 21600 21600 0 21600 0 0 Z N"/>
        </draw:custom-shape>
        <draw:line draw:style-name="gr19" draw:text-style-name="P11" draw:layer="layout" svg:x1="18.6cm" svg:y1="9.3cm" svg:x2="21.942cm" svg:y2="9.33cm">
          <text:p text:style-name="P1"><text:span text:style-name="T7">数据导入导出</text:span></text:p>
        </draw:line>
        <draw:custom-shape draw:style-name="gr16" draw:text-style-name="P3" draw:layer="layout" svg:width="4.3cm" svg:height="13.8cm" svg:x="4.1cm" svg:y="3.4cm">
          <text:p/>
          <draw:enhanced-geometry svg:viewBox="0 0 21600 21600" draw:type="rectangle" draw:enhanced-path="M 0 0 L 21600 0 21600 21600 0 21600 0 0 Z N"/>
        </draw:custom-shape>
        <draw:custom-shape draw:style-name="gr20" draw:text-style-name="P3" draw:layer="layout" svg:width="6.9cm" svg:height="13.8cm" svg:x="11.6cm" svg:y="3.4cm">
          <text:p/>
          <draw:enhanced-geometry svg:viewBox="0 0 21600 21600" draw:type="rectangle" draw:enhanced-path="M 0 0 L 21600 0 21600 21600 0 21600 0 0 Z N"/>
        </draw:custom-shape>
        <draw:custom-shape draw:style-name="gr21" draw:text-style-name="P3" draw:layer="layout" svg:width="4.6cm" svg:height="13.8cm" svg:x="22.3cm" svg:y="3.4cm">
          <text:p/>
          <draw:enhanced-geometry svg:viewBox="0 0 21600 21600" draw:type="rectangle" draw:enhanced-path="M 0 0 L 21600 0 21600 21600 0 21600 0 0 Z N"/>
        </draw:custom-shape>
        <draw:custom-shape draw:style-name="gr14" draw:text-style-name="P9" draw:layer="layout" svg:width="3.9cm" svg:height="1.3cm" svg:x="22.614cm" svg:y="15.402cm">
          <text:p text:style-name="P1"><text:span text:style-name="T6">工具</text:span></text:p>
          <draw:enhanced-geometry svg:viewBox="0 0 21600 21600" draw:type="rectangle" draw:enhanced-path="M 0 0 L 21600 0 21600 21600 0 21600 0 0 Z N"/>
        </draw:custom-shape>
        <draw:custom-shape draw:style-name="gr22" draw:text-style-name="P10" draw:layer="layout" svg:width="2.966cm" svg:height="1.088cm" svg:x="12.752cm" svg:y="13cm">
          <text:p text:style-name="P1"><text:span text:style-name="T1">Sqoop Client</text:span></text:p>
          <draw:enhanced-geometry svg:viewBox="0 0 21600 21600" draw:mirror-horizontal="false" draw:mirror-vertical="false" draw:type="rectangle" draw:enhanced-path="M 0 0 L 21600 0 21600 21600 0 21600 0 0 Z N"/>
        </draw:custom-shape>
        <draw:custom-shape draw:style-name="gr23" draw:text-style-name="P12" draw:layer="layout" svg:width="6.8cm" svg:height="7.7cm" svg:x="11.6cm" svg:y="4.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4" draw:text-style-name="P13" draw:layer="layout" svg:width="3.4cm" svg:height="1.353cm" svg:x="13.3cm" svg:y="4.7cm">
          <draw:text-box>
            <text:p><text:span text:style-name="T8">MapReduce</text:span></text:p>
          </draw:text-box>
        </draw:frame>
        <draw:custom-shape draw:style-name="gr25" draw:text-style-name="P14" draw:layer="layout" svg:width="2.3cm" svg:height="1.2cm" svg:x="12.9cm" svg:y="6.4cm">
          <text:p text:style-name="P1"><text:span text:style-name="T8">Be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4" draw:layer="layout" svg:width="2.299cm" svg:height="1.199cm" svg:x="14.901cm" svg:y="8.401cm">
          <text:p text:style-name="P1"><text:span text:style-name="T9">Be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15" draw:layer="layout" svg:width="2cm" svg:height="0.8cm" svg:x="14.984cm" svg:y="6.8cm">
          <draw:text-box>
            <text:p><text:span text:style-name="T2">Map1</text:span></text:p>
          </draw:text-box>
        </draw:frame>
        <draw:frame draw:style-name="gr27" draw:text-style-name="P15" draw:layer="layout" svg:width="2cm" svg:height="0.8cm" svg:x="13.5cm" svg:y="8.8cm">
          <draw:text-box>
            <text:p><text:span text:style-name="T2">Map2</text:span></text:p>
          </draw:text-box>
        </draw:frame>
        <draw:custom-shape draw:style-name="gr1" draw:text-style-name="P2" draw:layer="layout" svg:width="4cm" svg:height="1.5cm" svg:x="22.635cm" svg:y="4.7cm">
          <text:p text:style-name="P1"><text:span text:style-name="T1">HIVE</text:span></text:p>
          <draw:enhanced-geometry svg:viewBox="0 0 21600 21600" draw:mirror-horizontal="false" draw:mirror-vertical="false" draw:type="rectangle" draw:enhanced-path="M 0 0 L 21600 0 21600 21600 0 21600 0 0 Z N"/>
        </draw:custom-shape>
      </draw:page>
      <draw:page draw:name="page5" draw:style-name="dp1" draw:master-page-name="默认">
        <draw:custom-shape draw:style-name="gr28" draw:text-style-name="P3" draw:layer="layout" svg:width="22cm" svg:height="10.8cm" draw:transform="skewX (-0.00436332312998582) rotate (-0.0043633231299858) translate (3.1cm 3.002cm)">
          <text:p/>
          <draw:enhanced-geometry svg:viewBox="0 0 21600 21600" draw:mirror-horizontal="false" draw:mirror-vertical="false" draw:type="rectangle" draw:enhanced-path="M 0 0 L 21600 0 21600 21600 0 21600 0 0 Z N"/>
        </draw:custom-shape>
        <draw:custom-shape draw:style-name="gr29" draw:text-style-name="P16" xml:id="id8" draw:id="id8" draw:layer="layout" svg:width="4.5cm" svg:height="1.3cm" svg:x="4.4cm" svg:y="4.6cm">
          <text:p text:style-name="P1"><text:span text:style-name="T2">提交</text:span><text:span text:style-name="T2">Sqoop</text:span><text:span text:style-name="T2">任务</text:span></text:p>
          <draw:enhanced-geometry svg:viewBox="0 0 21600 21600" draw:glue-points="10800 0 0 10800 10800 21600 21600 10800" draw:text-areas="4350 0 17250 21600" draw:type="flowchart-preparation" draw:enhanced-path="M 4350 0 L 17250 0 21600 10800 17250 21600 4350 21600 0 10800 4350 0 Z N"/>
        </draw:custom-shape>
        <draw:custom-shape draw:style-name="gr30" draw:text-style-name="P17" xml:id="id9" draw:id="id9" draw:layer="layout" svg:width="4.5cm" svg:height="1.6cm" svg:x="4.4cm" svg:y="7.8cm">
          <text:p text:style-name="P1"><text:span text:style-name="T8">Connec</text:span><text:span text:style-name="T9">tor</text:span><text:span text:style-name="T9">选择</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0" draw:text-style-name="P16" xml:id="id10" draw:id="id10" draw:layer="layout" svg:width="4.5cm" svg:height="1.6cm" svg:x="4.4cm" svg:y="11.2cm">
          <text:p text:style-name="P1"><text:span text:style-name="T1">获取元数据</text:span></text:p>
          <text:p text:style-name="P1"><text:span text:style-name="T1">生成数据对象</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0" draw:text-style-name="P16" xml:id="id11" draw:id="id11" draw:layer="layout" svg:width="4.5cm" svg:height="1.6cm" svg:x="12.5cm" svg:y="11.2cm">
          <text:p text:style-name="P1"><text:span text:style-name="T1">提交</text:span><text:span text:style-name="T1">MapReduce</text:span></text:p>
          <text:p text:style-name="P1"><text:span text:style-name="T1">任务</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1" draw:text-style-name="P16" xml:id="id12" draw:id="id12" draw:layer="layout" svg:width="5.1cm" svg:height="2.2cm" svg:x="12.2cm" svg:y="7.5cm">
          <text:p text:style-name="P1"><text:span text:style-name="T9">HIVE Import</text:span><text:span text:style-name="T9">任务？</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0" draw:text-style-name="P16" xml:id="id14" draw:id="id14" draw:layer="layout" svg:width="4.5cm" svg:height="1.6cm" svg:x="19.4cm" svg:y="7.8cm">
          <text:p text:style-name="P1"><text:span text:style-name="T1">数据引入</text:span><text:span text:style-name="T1">HIV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16" xml:id="id13" draw:id="id13" draw:layer="layout" svg:width="4.5cm" svg:height="1.3cm" svg:x="12.5cm" svg:y="4.5cm">
          <text:p text:style-name="P1"><text:span text:style-name="T1">Sqoop</text:span><text:span text:style-name="T1">任务结束</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33" draw:text-style-name="P1" draw:layer="layout" svg:x1="6.65cm" svg:y1="5.9cm" svg:x2="6.65cm" svg:y2="7.8cm" draw:start-shape="id8" draw:start-glue-point="6" draw:end-shape="id9" draw:end-glue-point="4" svg:d="M6650 5900v1900" svg:viewBox="0 0 1 1901">
          <text:p/>
        </draw:connector>
        <draw:connector draw:style-name="gr33" draw:text-style-name="P1" draw:layer="layout" svg:x1="6.65cm" svg:y1="9.4cm" svg:x2="6.65cm" svg:y2="11.2cm" draw:start-shape="id9" draw:start-glue-point="6" draw:end-shape="id10" draw:end-glue-point="4" svg:d="M6650 9400v1800" svg:viewBox="0 0 1 1801">
          <text:p/>
        </draw:connector>
        <draw:connector draw:style-name="gr33" draw:text-style-name="P1" draw:layer="layout" svg:x1="8.9cm" svg:y1="12cm" svg:x2="12.5cm" svg:y2="12cm" draw:start-shape="id10" draw:start-glue-point="7" draw:end-shape="id11" draw:end-glue-point="5" svg:d="M8900 12000h3600" svg:viewBox="0 0 3601 1">
          <text:p/>
        </draw:connector>
        <draw:connector draw:style-name="gr33" draw:text-style-name="P1" draw:layer="layout" svg:x1="14.75cm" svg:y1="11.2cm" svg:x2="14.75cm" svg:y2="9.7cm" draw:start-shape="id11" draw:start-glue-point="4" draw:end-shape="id12" draw:end-glue-point="6" svg:d="M14750 11200v-1500" svg:viewBox="0 0 1 1501">
          <text:p/>
        </draw:connector>
        <draw:connector draw:style-name="gr34" draw:text-style-name="P1" draw:layer="layout" svg:x1="14.75cm" svg:y1="7.5cm" svg:x2="14.75cm" svg:y2="5.8cm" draw:start-shape="id12" draw:start-glue-point="4" draw:end-shape="id13" svg:d="M14750 7500v-1700" svg:viewBox="0 0 1 1701">
          <text:p text:style-name="P1"><text:span text:style-name="T9">否</text:span></text:p>
        </draw:connector>
        <draw:connector draw:style-name="gr34" draw:text-style-name="P1" draw:layer="layout" svg:x1="17.3cm" svg:y1="8.6cm" svg:x2="19.4cm" svg:y2="8.6cm" draw:start-shape="id12" draw:start-glue-point="7" draw:end-shape="id14" draw:end-glue-point="5" svg:d="M17300 8600h2100" svg:viewBox="0 0 2101 1">
          <text:p text:style-name="P1"><text:span text:style-name="T9">是</text:span></text:p>
        </draw:connector>
        <draw:connector draw:style-name="gr33" draw:text-style-name="P1" draw:layer="layout" svg:x1="21.65cm" svg:y1="7.8cm" svg:x2="17cm" svg:y2="5.15cm" draw:start-shape="id14" draw:start-glue-point="4" draw:end-shape="id13" draw:end-glue-point="7" svg:d="M21650 7800v-2650h-4650" svg:viewBox="0 0 4651 2651">
          <text:p/>
        </draw:connector>
      </draw:page>
      <draw:page draw:name="page6" draw:style-name="dp1" draw:master-page-name="默认">
        <draw:custom-shape draw:style-name="gr35" draw:text-style-name="P3" draw:layer="layout" svg:width="20.8cm" svg:height="13.699cm" draw:transform="skewX (-0.00436332312998582) rotate (-0.0043633231299858) translate (3.1cm 3.752cm)">
          <text:p/>
          <draw:enhanced-geometry svg:viewBox="0 0 21600 21600" draw:mirror-horizontal="false" draw:mirror-vertical="false" draw:type="rectangle" draw:enhanced-path="M 0 0 L 21600 0 21600 21600 0 21600 0 0 Z N"/>
        </draw:custom-shape>
        <draw:custom-shape draw:style-name="gr36" draw:text-style-name="P19" draw:layer="layout" svg:width="4.6cm" svg:height="1.4cm" svg:x="5.4cm" svg:y="7.2cm">
          <text:p text:style-name="P18"><text:span text:style-name="T10">Order</text:span></text:p>
          <draw:enhanced-geometry svg:viewBox="0 0 21600 21600" draw:type="rectangle" draw:enhanced-path="M 0 0 L 21600 0 21600 21600 0 21600 0 0 Z N"/>
        </draw:custom-shape>
        <draw:custom-shape draw:style-name="gr36" draw:text-style-name="P19" draw:layer="layout" svg:width="4.6cm" svg:height="1.4cm" svg:x="5.4cm" svg:y="8.603cm">
          <text:p text:style-name="P18"><text:span text:style-name="T10">id</text:span></text:p>
          <draw:enhanced-geometry svg:viewBox="0 0 21600 21600" draw:type="rectangle" draw:enhanced-path="M 0 0 L 21600 0 21600 21600 0 21600 0 0 Z N"/>
        </draw:custom-shape>
        <draw:frame draw:style-name="gr37" draw:text-style-name="P3" draw:layer="layout" svg:width="0.703cm" svg:height="0.703cm" svg:x="8.817cm" svg:y="8.997cm">
          <draw:image xlink:href="Pictures/10001E4F00000A7000000A70236F199FC62767D9.svg" xlink:type="simple" xlink:show="embed" xlink:actuate="onLoad" loext:mime-type="image/svg+xml">
            <text:p/>
          </draw:image>
          <draw:image xlink:href="Pictures/100002010000006500000065EE0F95D7FA717BF4.png" xlink:type="simple" xlink:show="embed" xlink:actuate="onLoad" loext:mime-type="image/png"/>
        </draw:frame>
        <draw:custom-shape draw:style-name="gr38" draw:text-style-name="P20" draw:layer="layout" svg:width="4.6cm" svg:height="1.3cm" svg:x="5.4cm" svg:y="10cm">
          <text:p text:style-name="P18"><text:span text:style-name="T2">customer_id</text:span></text:p>
          <draw:enhanced-geometry svg:viewBox="0 0 21600 21600" draw:type="rectangle" draw:enhanced-path="M 0 0 L 21600 0 21600 21600 0 21600 0 0 Z N"/>
        </draw:custom-shape>
        <draw:custom-shape draw:style-name="gr38" draw:text-style-name="P20" draw:layer="layout" svg:width="4.6cm" svg:height="1.3cm" svg:x="5.4cm" svg:y="11.3cm">
          <text:p text:style-name="P18"><text:span text:style-name="T2">amount</text:span></text:p>
          <draw:enhanced-geometry svg:viewBox="0 0 21600 21600" draw:type="rectangle" draw:enhanced-path="M 0 0 L 21600 0 21600 21600 0 21600 0 0 Z N"/>
        </draw:custom-shape>
        <draw:custom-shape draw:style-name="gr38" draw:text-style-name="P20" draw:layer="layout" svg:width="4.6cm" svg:height="1.3cm" svg:x="5.4cm" svg:y="12.6cm">
          <text:p text:style-name="P18"><text:span text:style-name="T2">…</text:span><text:span text:style-name="T2">...</text:span></text:p>
          <draw:enhanced-geometry svg:viewBox="0 0 21600 21600" draw:type="rectangle" draw:enhanced-path="M 0 0 L 21600 0 21600 21600 0 21600 0 0 Z N"/>
        </draw:custom-shape>
        <draw:custom-shape draw:style-name="gr39" draw:text-style-name="P19" draw:layer="layout" svg:width="3.8cm" svg:height="1.211cm" svg:x="17cm" svg:y="7.4cm">
          <text:p text:style-name="P18"><text:span text:style-name="T10">Order</text:span></text:p>
          <draw:enhanced-geometry svg:viewBox="0 0 21600 21600" draw:type="rectangle" draw:enhanced-path="M 0 0 L 21600 0 21600 21600 0 21600 0 0 Z N"/>
        </draw:custom-shape>
        <draw:custom-shape draw:style-name="gr40" draw:text-style-name="P21" draw:layer="layout" svg:width="3.8cm" svg:height="1.211cm" svg:x="17cm" svg:y="8.615cm">
          <text:p text:style-name="P18"><text:span text:style-name="T11">id</text:span></text:p>
          <draw:enhanced-geometry svg:viewBox="0 0 21600 21600" draw:type="rectangle" draw:enhanced-path="M 0 0 L 21600 0 21600 21600 0 21600 0 0 Z N"/>
        </draw:custom-shape>
        <draw:custom-shape draw:style-name="gr41" draw:text-style-name="P20" draw:layer="layout" svg:width="3.8cm" svg:height="1.125cm" svg:x="17cm" svg:y="9.824cm">
          <text:p text:style-name="P18"><text:span text:style-name="T2">customer_id</text:span></text:p>
          <draw:enhanced-geometry svg:viewBox="0 0 21600 21600" draw:type="rectangle" draw:enhanced-path="M 0 0 L 21600 0 21600 21600 0 21600 0 0 Z N"/>
        </draw:custom-shape>
        <draw:custom-shape draw:style-name="gr42" draw:text-style-name="P20" draw:layer="layout" svg:width="3.8cm" svg:height="1.126cm" svg:x="17cm" svg:y="10.949cm">
          <text:p text:style-name="P18"><text:span text:style-name="T2">amount</text:span></text:p>
          <draw:enhanced-geometry svg:viewBox="0 0 21600 21600" draw:type="rectangle" draw:enhanced-path="M 0 0 L 21600 0 21600 21600 0 21600 0 0 Z N"/>
        </draw:custom-shape>
        <draw:custom-shape draw:style-name="gr41" draw:text-style-name="P20" draw:layer="layout" svg:width="3.8cm" svg:height="1.125cm" svg:x="17cm" svg:y="12.075cm">
          <text:p text:style-name="P18"><text:span text:style-name="T2">…</text:span><text:span text:style-name="T2">...</text:span></text:p>
          <draw:enhanced-geometry svg:viewBox="0 0 21600 21600" draw:type="rectangle" draw:enhanced-path="M 0 0 L 21600 0 21600 21600 0 21600 0 0 Z N"/>
        </draw:custom-shape>
        <draw:custom-shape draw:style-name="gr43" draw:text-style-name="P22" draw:layer="layout" svg:width="6cm" svg:height="1.8cm" svg:x="15.8cm" svg:y="4.6cm">
          <text:p text:style-name="P18"><text:span text:style-name="T12">&lt;interface&gt;</text:span></text:p>
          <text:p text:style-name="P18"><text:span text:style-name="T10">SqoopRecorder</text:span></text:p>
          <draw:enhanced-geometry svg:viewBox="0 0 21600 21600" draw:type="rectangle" draw:enhanced-path="M 0 0 L 21600 0 21600 21600 0 21600 0 0 Z N"/>
        </draw:custom-shape>
        <draw:custom-shape draw:style-name="gr44" draw:text-style-name="P3" draw:layer="layout" svg:width="6cm" svg:height="12.4cm" svg:x="15.8cm" svg:y="4.6cm">
          <text:p/>
          <draw:enhanced-geometry svg:viewBox="0 0 21600 21600" draw:type="rectangle" draw:enhanced-path="M 0 0 L 21600 0 21600 21600 0 21600 0 0 Z N"/>
        </draw:custom-shape>
        <draw:custom-shape draw:style-name="gr41" draw:text-style-name="P20" draw:layer="layout" svg:width="3.8cm" svg:height="1.125cm" svg:x="17cm" svg:y="13.197cm">
          <text:p text:style-name="P18"><text:span text:style-name="T2">getId</text:span></text:p>
          <draw:enhanced-geometry svg:viewBox="0 0 21600 21600" draw:type="rectangle" draw:enhanced-path="M 0 0 L 21600 0 21600 21600 0 21600 0 0 Z N"/>
        </draw:custom-shape>
        <draw:custom-shape draw:style-name="gr41" draw:text-style-name="P20" draw:layer="layout" svg:width="3.8cm" svg:height="1.125cm" svg:x="17cm" svg:y="14.324cm">
          <text:p text:style-name="P18"><text:span text:style-name="T2">setId</text:span></text:p>
          <draw:enhanced-geometry svg:viewBox="0 0 21600 21600" draw:type="rectangle" draw:enhanced-path="M 0 0 L 21600 0 21600 21600 0 21600 0 0 Z N"/>
        </draw:custom-shape>
        <draw:line draw:style-name="gr45" draw:text-style-name="P3" draw:layer="layout" svg:x1="15.8cm" svg:y1="13.197cm" svg:x2="21.8cm" svg:y2="13.197cm">
          <text:p/>
        </draw:line>
        <draw:custom-shape draw:style-name="gr41" draw:text-style-name="P20" draw:layer="layout" svg:width="3.8cm" svg:height="1.125cm" svg:x="17cm" svg:y="15.447cm">
          <text:p text:style-name="P18"><text:span text:style-name="T2">…</text:span><text:span text:style-name="T2">...</text:span></text:p>
          <draw:enhanced-geometry svg:viewBox="0 0 21600 21600" draw:type="rectangle" draw:enhanced-path="M 0 0 L 21600 0 21600 21600 0 21600 0 0 Z N"/>
        </draw:custom-shape>
        <draw:custom-shape draw:style-name="gr46" draw:text-style-name="P16" draw:layer="layout" svg:width="4.6cm" svg:height="1cm" svg:x="10.7cm" svg:y="1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7" draw:style-name="dp1" draw:master-page-name="默认">
        <draw:custom-shape draw:style-name="gr47" draw:text-style-name="P3" draw:layer="layout" svg:width="26.1cm" svg:height="7.597cm" draw:transform="skewX (-0.00436332312998582) rotate (-0.0043633231299858) translate (1.3cm 8.843cm)">
          <text:p/>
          <draw:enhanced-geometry svg:viewBox="0 0 21600 21600" draw:mirror-horizontal="false" draw:mirror-vertical="false" draw:type="rectangle" draw:enhanced-path="M 0 0 L 21600 0 21600 21600 0 21600 0 0 Z N"/>
        </draw:custom-shape>
        <draw:custom-shape draw:style-name="gr36" draw:text-style-name="P19" draw:layer="layout" svg:width="4.6cm" svg:height="1.4cm" svg:x="2.1cm" svg:y="9.3cm">
          <text:p text:style-name="P18"><text:span text:style-name="T10">Order</text:span></text:p>
          <draw:enhanced-geometry svg:viewBox="0 0 21600 21600" draw:mirror-horizontal="false" draw:mirror-vertical="false" draw:type="rectangle" draw:enhanced-path="M 0 0 L 21600 0 21600 21600 0 21600 0 0 Z N"/>
        </draw:custom-shape>
        <draw:custom-shape draw:style-name="gr36" draw:text-style-name="P19" draw:layer="layout" svg:width="4.6cm" svg:height="1.4cm" svg:x="2.1cm" svg:y="10.703cm">
          <text:p text:style-name="P18"><text:span text:style-name="T10">id</text:span></text:p>
          <draw:enhanced-geometry svg:viewBox="0 0 21600 21600" draw:mirror-horizontal="false" draw:mirror-vertical="false" draw:type="rectangle" draw:enhanced-path="M 0 0 L 21600 0 21600 21600 0 21600 0 0 Z N"/>
        </draw:custom-shape>
        <draw:frame draw:style-name="gr37" draw:text-style-name="P3" draw:layer="layout" svg:width="0.703cm" svg:height="0.703cm" svg:x="5.517cm" svg:y="11.097cm">
          <draw:image xlink:href="Pictures/1000020100000065000000650923CC76A702972E.png" xlink:type="simple" xlink:show="embed" xlink:actuate="onLoad" loext:mime-type="image/png">
            <text:p/>
          </draw:image>
        </draw:frame>
        <draw:custom-shape draw:style-name="gr38" draw:text-style-name="P20" draw:layer="layout" svg:width="4.6cm" svg:height="1.3cm" svg:x="2.1cm" svg:y="12.1cm">
          <text:p text:style-name="P18"><text:span text:style-name="T2">customer_id</text:span></text:p>
          <draw:enhanced-geometry svg:viewBox="0 0 21600 21600" draw:mirror-horizontal="false" draw:mirror-vertical="false" draw:type="rectangle" draw:enhanced-path="M 0 0 L 21600 0 21600 21600 0 21600 0 0 Z N"/>
        </draw:custom-shape>
        <draw:custom-shape draw:style-name="gr38" draw:text-style-name="P20" draw:layer="layout" svg:width="4.6cm" svg:height="1.3cm" svg:x="2.1cm" svg:y="13.4cm">
          <text:p text:style-name="P18"><text:span text:style-name="T2">amount</text:span></text:p>
          <draw:enhanced-geometry svg:viewBox="0 0 21600 21600" draw:mirror-horizontal="false" draw:mirror-vertical="false" draw:type="rectangle" draw:enhanced-path="M 0 0 L 21600 0 21600 21600 0 21600 0 0 Z N"/>
        </draw:custom-shape>
        <draw:custom-shape draw:style-name="gr38" draw:text-style-name="P20" draw:layer="layout" svg:width="4.6cm" svg:height="1.3cm" svg:x="2.1cm" svg:y="14.7cm">
          <text:p text:style-name="P18"><text:span text:style-name="T2">…</text:span><text:span text:style-name="T2">...</text:span></text:p>
          <draw:enhanced-geometry svg:viewBox="0 0 21600 21600" draw:mirror-horizontal="false" draw:mirror-vertical="false" draw:type="rectangle" draw:enhanced-path="M 0 0 L 21600 0 21600 21600 0 21600 0 0 Z N"/>
        </draw:custom-shape>
        <draw:custom-shape draw:style-name="gr48" draw:text-style-name="P16" draw:layer="layout" svg:width="3.7cm" svg:height="0.6cm" svg:x="7.4cm" svg:y="10.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23" draw:layer="layout" svg:width="5.2cm" svg:height="1.5cm" svg:x="11.5cm" svg:y="9.8cm">
          <text:p text:style-name="P1"><text:span text:style-name="T13">HIVE Table</text:span><text:span text:style-name="T13">定义</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3" draw:layer="layout" svg:width="5.2cm" svg:height="1.5cm" svg:x="20.08cm" svg:y="9.801cm">
          <text:p text:style-name="P1"><text:span text:style-name="T13">HIVE </text:span><text:span text:style-name="T13">脚本</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4" draw:layer="layout" svg:width="3cm" svg:height="2.2cm" svg:x="18.8cm" svg:y="13.2cm">
          <text:p text:style-name="P1">HDFS</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1" draw:text-style-name="P24" draw:layer="layout" svg:width="2.5cm" svg:height="2.5cm" svg:x="24.2cm" svg:y="13cm">
          <text:p text:style-name="P1"><text:span text:style-name="T9">HIVE</text:span></text:p>
          <text:p text:style-name="P1"><text:span text:style-name="T9">MetaStore</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2" draw:text-style-name="P16" draw:layer="layout" svg:width="2.4cm" svg:height="0.6cm" svg:x="17.1cm" svg:y="10.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 draw:text-style-name="P16" draw:layer="layout" svg:width="1.554cm" svg:height="0.6cm" draw:transform="rotate (-2.25967778255706) translate (21.551cm 11.8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 draw:text-style-name="P16" draw:layer="layout" svg:width="1.554cm" svg:height="0.6cm" draw:transform="rotate (-0.970577597034047) translate (24.422cm 11.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Sqoop导入" draw:style-name="dp1" draw:master-page-name="默认">
        <draw:custom-shape draw:style-name="gr54" draw:text-style-name="P3" draw:layer="layout" svg:width="24.4cm" svg:height="14.7cm" svg:x="1.5cm" svg:y="3cm">
          <text:p/>
          <draw:enhanced-geometry svg:viewBox="0 0 21600 21600" draw:mirror-horizontal="false" draw:mirror-vertical="false" draw:type="rectangle" draw:enhanced-path="M 0 0 L 21600 0 21600 21600 0 21600 0 0 Z N"/>
        </draw:custom-shape>
        <draw:custom-shape draw:style-name="gr55" draw:text-style-name="P26" draw:layer="layout" svg:width="3.144cm" svg:height="2.6cm" svg:x="2cm" svg:y="9.8cm">
          <text:p text:style-name="P25"><text:span text:style-name="T5">Oracle</text:span></text:p>
          <text:p text:style-name="P25"><text:span text:style-name="T5">Tabl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1" draw:text-style-name="P28" draw:layer="layout" svg:x1="5.9cm" svg:y1="10.9cm" svg:x2="9.55cm" svg:y2="10.9cm">
          <text:p text:style-name="P27"><text:span text:style-name="T14">JDBC</text:span></text:p>
        </draw:line>
        <draw:line draw:style-name="gr11" draw:text-style-name="P29" draw:layer="layout" svg:x1="15.7cm" svg:y1="15.17cm" svg:x2="19.342cm" svg:y2="15.2cm">
          <text:p text:style-name="P30"><text:span text:style-name="T5"/></text:p>
        </draw:line>
        <draw:custom-shape draw:style-name="gr56" draw:text-style-name="P3" draw:layer="layout" svg:width="5.7cm" svg:height="13.8cm" svg:x="9.7cm" svg:y="3.4cm">
          <text:p/>
          <draw:enhanced-geometry svg:viewBox="0 0 21600 21600" draw:type="rectangle" draw:enhanced-path="M 0 0 L 21600 0 21600 21600 0 21600 0 0 Z N"/>
        </draw:custom-shape>
        <draw:custom-shape draw:style-name="gr56" draw:text-style-name="P3" draw:layer="layout" svg:width="5.7cm" svg:height="13.8cm" svg:x="19.7cm" svg:y="3.4cm">
          <text:p/>
          <draw:enhanced-geometry svg:viewBox="0 0 21600 21600" draw:type="rectangle" draw:enhanced-path="M 0 0 L 21600 0 21600 21600 0 21600 0 0 Z N"/>
        </draw:custom-shape>
        <draw:frame draw:style-name="gr57" draw:text-style-name="P13" draw:layer="layout" svg:width="3.9cm" svg:height="1.8cm" svg:x="2.1cm" svg:y="12.6cm">
          <draw:text-box>
            <text:p><text:span text:style-name="T9">Min(id)=1</text:span></text:p>
            <text:p><text:span text:style-name="T9">Max(id)=5000</text:span></text:p>
          </draw:text-box>
        </draw:frame>
        <draw:custom-shape draw:style-name="gr58" draw:text-style-name="P31" draw:layer="layout" svg:width="3.9cm" svg:height="1.3cm" svg:x="10.614cm" svg:y="6.002cm">
          <text:p text:style-name="P30"><text:span text:style-name="T6">Map1</text:span></text:p>
          <text:p text:style-name="P30"><text:span text:style-name="T6">Id:1~1000</text:span></text:p>
          <draw:enhanced-geometry svg:viewBox="0 0 21600 21600" draw:type="rectangle" draw:enhanced-path="M 0 0 L 21600 0 21600 21600 0 21600 0 0 Z N"/>
        </draw:custom-shape>
        <draw:custom-shape draw:style-name="gr58" draw:text-style-name="P31" draw:layer="layout" svg:width="3.9cm" svg:height="1.3cm" svg:x="10.614cm" svg:y="8.002cm">
          <text:p text:style-name="P30"><text:span text:style-name="T6">Map2</text:span></text:p>
          <text:p text:style-name="P30"><text:span text:style-name="T6">Id:1001~2000</text:span></text:p>
          <draw:enhanced-geometry svg:viewBox="0 0 21600 21600" draw:type="rectangle" draw:enhanced-path="M 0 0 L 21600 0 21600 21600 0 21600 0 0 Z N"/>
        </draw:custom-shape>
        <draw:custom-shape draw:style-name="gr58" draw:text-style-name="P31" draw:layer="layout" svg:width="3.9cm" svg:height="1.3cm" svg:x="10.614cm" svg:y="10.102cm">
          <text:p text:style-name="P30"><text:span text:style-name="T6">Map3</text:span></text:p>
          <text:p text:style-name="P30"><text:span text:style-name="T6">Id:2001~3000</text:span></text:p>
          <draw:enhanced-geometry svg:viewBox="0 0 21600 21600" draw:type="rectangle" draw:enhanced-path="M 0 0 L 21600 0 21600 21600 0 21600 0 0 Z N"/>
        </draw:custom-shape>
        <draw:custom-shape draw:style-name="gr58" draw:text-style-name="P31" draw:layer="layout" svg:width="3.9cm" svg:height="1.3cm" svg:x="10.614cm" svg:y="12.202cm">
          <text:p text:style-name="P30"><text:span text:style-name="T6">Map4</text:span></text:p>
          <text:p text:style-name="P30"><text:span text:style-name="T6">Id:3001~4000</text:span></text:p>
          <draw:enhanced-geometry svg:viewBox="0 0 21600 21600" draw:type="rectangle" draw:enhanced-path="M 0 0 L 21600 0 21600 21600 0 21600 0 0 Z N"/>
        </draw:custom-shape>
        <draw:custom-shape draw:style-name="gr58" draw:text-style-name="P31" draw:layer="layout" svg:width="3.9cm" svg:height="1.3cm" svg:x="10.614cm" svg:y="14.402cm">
          <text:p text:style-name="P30"><text:span text:style-name="T6">Map5</text:span></text:p>
          <text:p text:style-name="P30"><text:span text:style-name="T6">Id:4001~5000</text:span></text:p>
          <draw:enhanced-geometry svg:viewBox="0 0 21600 21600" draw:type="rectangle" draw:enhanced-path="M 0 0 L 21600 0 21600 21600 0 21600 0 0 Z N"/>
        </draw:custom-shape>
        <draw:custom-shape draw:style-name="gr59" draw:text-style-name="P33" draw:layer="layout" svg:width="3.9cm" svg:height="1.3cm" svg:x="10.6cm" svg:y="4cm">
          <text:p text:style-name="P32"><text:span text:style-name="T15">Sqoop</text:span></text:p>
          <draw:enhanced-geometry svg:viewBox="0 0 21600 21600" draw:type="rectangle" draw:enhanced-path="M 0 0 L 21600 0 21600 21600 0 21600 0 0 Z N"/>
        </draw:custom-shape>
        <draw:custom-shape draw:style-name="gr60" draw:text-style-name="P35" draw:layer="layout" svg:width="3.9cm" svg:height="1.3cm" svg:x="20.68cm" svg:y="6.003cm">
          <text:p text:style-name="P34">Par1</text:p>
          <draw:enhanced-geometry svg:viewBox="0 0 21600 21600" draw:type="rectangle" draw:enhanced-path="M 0 0 L 21600 0 21600 21600 0 21600 0 0 Z N"/>
        </draw:custom-shape>
        <draw:custom-shape draw:style-name="gr60" draw:text-style-name="P35" draw:layer="layout" svg:width="3.9cm" svg:height="1.3cm" svg:x="20.68cm" svg:y="8.003cm">
          <text:p text:style-name="P34">Part2</text:p>
          <draw:enhanced-geometry svg:viewBox="0 0 21600 21600" draw:type="rectangle" draw:enhanced-path="M 0 0 L 21600 0 21600 21600 0 21600 0 0 Z N"/>
        </draw:custom-shape>
        <draw:custom-shape draw:style-name="gr60" draw:text-style-name="P35" draw:layer="layout" svg:width="3.9cm" svg:height="1.3cm" svg:x="20.68cm" svg:y="10.103cm">
          <text:p text:style-name="P34">Part3</text:p>
          <draw:enhanced-geometry svg:viewBox="0 0 21600 21600" draw:type="rectangle" draw:enhanced-path="M 0 0 L 21600 0 21600 21600 0 21600 0 0 Z N"/>
        </draw:custom-shape>
        <draw:custom-shape draw:style-name="gr60" draw:text-style-name="P35" draw:layer="layout" svg:width="3.9cm" svg:height="1.3cm" svg:x="20.68cm" svg:y="12.203cm">
          <text:p text:style-name="P34">Part4</text:p>
          <draw:enhanced-geometry svg:viewBox="0 0 21600 21600" draw:type="rectangle" draw:enhanced-path="M 0 0 L 21600 0 21600 21600 0 21600 0 0 Z N"/>
        </draw:custom-shape>
        <draw:custom-shape draw:style-name="gr60" draw:text-style-name="P35" draw:layer="layout" svg:width="3.9cm" svg:height="1.3cm" svg:x="20.68cm" svg:y="14.403cm">
          <text:p text:style-name="P34">Part6</text:p>
          <draw:enhanced-geometry svg:viewBox="0 0 21600 21600" draw:type="rectangle" draw:enhanced-path="M 0 0 L 21600 0 21600 21600 0 21600 0 0 Z N"/>
        </draw:custom-shape>
        <draw:custom-shape draw:style-name="gr59" draw:text-style-name="P37" draw:layer="layout" svg:width="3.9cm" svg:height="1.3cm" svg:x="20.666cm" svg:y="4.001cm">
          <text:p text:style-name="P36"><text:span text:style-name="T16">HDFS</text:span></text:p>
          <draw:enhanced-geometry svg:viewBox="0 0 21600 21600" draw:type="rectangle" draw:enhanced-path="M 0 0 L 21600 0 21600 21600 0 21600 0 0 Z N"/>
        </draw:custom-shape>
        <draw:line draw:style-name="gr11" draw:text-style-name="P29" draw:layer="layout" svg:x1="15.7cm" svg:y1="12.782cm" svg:x2="19.342cm" svg:y2="12.812cm">
          <text:p/>
        </draw:line>
        <draw:line draw:style-name="gr11" draw:text-style-name="P29" draw:layer="layout" svg:x1="15.7cm" svg:y1="10.694cm" svg:x2="19.342cm" svg:y2="10.724cm">
          <text:p/>
        </draw:line>
        <draw:line draw:style-name="gr11" draw:text-style-name="P29" draw:layer="layout" svg:x1="15.7cm" svg:y1="8.606cm" svg:x2="19.342cm" svg:y2="8.636cm">
          <text:p/>
        </draw:line>
        <draw:line draw:style-name="gr11" draw:text-style-name="P29" draw:layer="layout" svg:x1="15.7cm" svg:y1="6.618cm" svg:x2="19.342cm" svg:y2="6.648cm">
          <text:p/>
        </draw:line>
        <draw:line draw:style-name="gr61" draw:text-style-name="P3" draw:layer="layout" svg:x1="6.1cm" svg:y1="9.8cm" svg:x2="9.4cm" svg:y2="8.8cm">
          <text:p/>
        </draw:line>
        <draw:line draw:style-name="gr61" draw:text-style-name="P3" draw:layer="layout" svg:x1="5.7cm" svg:y1="8.8cm" svg:x2="9cm" svg:y2="7cm">
          <text:p/>
        </draw:line>
        <draw:line draw:style-name="gr61" draw:text-style-name="P3" draw:layer="layout" svg:x1="6.3cm" svg:y1="11.9cm" svg:x2="9.3cm" svg:y2="13cm">
          <text:p/>
        </draw:line>
        <draw:line draw:style-name="gr61" draw:text-style-name="P3" draw:layer="layout" svg:x1="6cm" svg:y1="13.1cm" svg:x2="9cm" svg:y2="14.9cm">
          <text:p/>
        </draw:line>
      </draw:page>
      <draw:page draw:name="Sqoop导出" draw:style-name="dp1" draw:master-page-name="默认">
        <draw:custom-shape draw:style-name="gr54" draw:text-style-name="P3" draw:layer="layout" svg:width="24.4cm" svg:height="14.7cm" svg:x="1.5cm" svg:y="3cm">
          <text:p/>
          <draw:enhanced-geometry svg:viewBox="0 0 21600 21600" draw:mirror-horizontal="false" draw:mirror-vertical="false" draw:type="rectangle" draw:enhanced-path="M 0 0 L 21600 0 21600 21600 0 21600 0 0 Z N"/>
        </draw:custom-shape>
        <draw:custom-shape draw:style-name="gr55" draw:text-style-name="P26" draw:layer="layout" svg:width="3.144cm" svg:height="2.6cm" svg:x="2cm" svg:y="9.8cm">
          <text:p text:style-name="P25"><text:span text:style-name="T5">Oracle</text:span></text:p>
          <text:p text:style-name="P25"><text:span text:style-name="T5">Table</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2" draw:text-style-name="P28" draw:layer="layout" svg:x1="5.9cm" svg:y1="10.9cm" svg:x2="9.55cm" svg:y2="10.9cm">
          <text:p text:style-name="P27"><text:span text:style-name="T14">JDBC</text:span></text:p>
        </draw:line>
        <draw:line draw:style-name="gr11" draw:text-style-name="P29" draw:layer="layout" svg:x1="19.342cm" svg:y1="15.185cm" svg:x2="15.7cm" svg:y2="15.185cm">
          <text:p/>
        </draw:line>
        <draw:custom-shape draw:style-name="gr56" draw:text-style-name="P3" draw:layer="layout" svg:width="5.7cm" svg:height="13.8cm" svg:x="9.7cm" svg:y="3.4cm">
          <text:p/>
          <draw:enhanced-geometry svg:viewBox="0 0 21600 21600" draw:type="rectangle" draw:enhanced-path="M 0 0 L 21600 0 21600 21600 0 21600 0 0 Z N"/>
        </draw:custom-shape>
        <draw:custom-shape draw:style-name="gr56" draw:text-style-name="P3" draw:layer="layout" svg:width="5.7cm" svg:height="13.8cm" svg:x="19.7cm" svg:y="3.4cm">
          <text:p/>
          <draw:enhanced-geometry svg:viewBox="0 0 21600 21600" draw:type="rectangle" draw:enhanced-path="M 0 0 L 21600 0 21600 21600 0 21600 0 0 Z N"/>
        </draw:custom-shape>
        <draw:custom-shape draw:style-name="gr58" draw:text-style-name="P31" draw:layer="layout" svg:width="3.9cm" svg:height="1.3cm" svg:x="10.614cm" svg:y="6.002cm">
          <text:p text:style-name="P30"><text:span text:style-name="T6">Map1</text:span></text:p>
          <draw:enhanced-geometry svg:viewBox="0 0 21600 21600" draw:type="rectangle" draw:enhanced-path="M 0 0 L 21600 0 21600 21600 0 21600 0 0 Z N"/>
        </draw:custom-shape>
        <draw:custom-shape draw:style-name="gr58" draw:text-style-name="P31" draw:layer="layout" svg:width="3.9cm" svg:height="1.3cm" svg:x="10.614cm" svg:y="8.002cm">
          <text:p text:style-name="P30"><text:span text:style-name="T6">Map2</text:span></text:p>
          <draw:enhanced-geometry svg:viewBox="0 0 21600 21600" draw:type="rectangle" draw:enhanced-path="M 0 0 L 21600 0 21600 21600 0 21600 0 0 Z N"/>
        </draw:custom-shape>
        <draw:custom-shape draw:style-name="gr58" draw:text-style-name="P31" draw:layer="layout" svg:width="3.9cm" svg:height="1.3cm" svg:x="10.614cm" svg:y="10.102cm">
          <text:p text:style-name="P30"><text:span text:style-name="T6">Map3</text:span></text:p>
          <draw:enhanced-geometry svg:viewBox="0 0 21600 21600" draw:type="rectangle" draw:enhanced-path="M 0 0 L 21600 0 21600 21600 0 21600 0 0 Z N"/>
        </draw:custom-shape>
        <draw:custom-shape draw:style-name="gr58" draw:text-style-name="P31" draw:layer="layout" svg:width="3.9cm" svg:height="1.3cm" svg:x="10.614cm" svg:y="12.202cm">
          <text:p text:style-name="P30"><text:span text:style-name="T6">Map4</text:span></text:p>
          <draw:enhanced-geometry svg:viewBox="0 0 21600 21600" draw:type="rectangle" draw:enhanced-path="M 0 0 L 21600 0 21600 21600 0 21600 0 0 Z N"/>
        </draw:custom-shape>
        <draw:custom-shape draw:style-name="gr58" draw:text-style-name="P31" draw:layer="layout" svg:width="3.9cm" svg:height="1.3cm" svg:x="10.614cm" svg:y="14.402cm">
          <text:p text:style-name="P30"><text:span text:style-name="T6">Map</text:span><text:span text:style-name="T6">5</text:span></text:p>
          <draw:enhanced-geometry svg:viewBox="0 0 21600 21600" draw:type="rectangle" draw:enhanced-path="M 0 0 L 21600 0 21600 21600 0 21600 0 0 Z N"/>
        </draw:custom-shape>
        <draw:custom-shape draw:style-name="gr59" draw:text-style-name="P33" draw:layer="layout" svg:width="3.9cm" svg:height="1.3cm" svg:x="10.6cm" svg:y="4cm">
          <text:p text:style-name="P32"><text:span text:style-name="T15">Sqoop</text:span></text:p>
          <draw:enhanced-geometry svg:viewBox="0 0 21600 21600" draw:type="rectangle" draw:enhanced-path="M 0 0 L 21600 0 21600 21600 0 21600 0 0 Z N"/>
        </draw:custom-shape>
        <draw:custom-shape draw:style-name="gr63" draw:text-style-name="P38" draw:layer="layout" svg:width="3.9cm" svg:height="1.3cm" svg:x="20.68cm" svg:y="6.003cm">
          <text:p text:style-name="P34">Par1</text:p>
          <draw:enhanced-geometry svg:viewBox="0 0 21600 21600" draw:type="rectangle" draw:enhanced-path="M 0 0 L 21600 0 21600 21600 0 21600 0 0 Z N"/>
        </draw:custom-shape>
        <draw:custom-shape draw:style-name="gr64" draw:text-style-name="P38" draw:layer="layout" svg:width="3.9cm" svg:height="1.3cm" svg:x="20.68cm" svg:y="8.003cm">
          <text:p text:style-name="P34">Part2</text:p>
          <draw:enhanced-geometry svg:viewBox="0 0 21600 21600" draw:type="rectangle" draw:enhanced-path="M 0 0 L 21600 0 21600 21600 0 21600 0 0 Z N"/>
        </draw:custom-shape>
        <draw:custom-shape draw:style-name="gr65" draw:text-style-name="P38" draw:layer="layout" svg:width="3.9cm" svg:height="1.3cm" svg:x="20.68cm" svg:y="10.103cm">
          <text:p text:style-name="P34">Part3</text:p>
          <draw:enhanced-geometry svg:viewBox="0 0 21600 21600" draw:type="rectangle" draw:enhanced-path="M 0 0 L 21600 0 21600 21600 0 21600 0 0 Z N"/>
        </draw:custom-shape>
        <draw:custom-shape draw:style-name="gr66" draw:text-style-name="P38" draw:layer="layout" svg:width="3.9cm" svg:height="1.3cm" svg:x="20.68cm" svg:y="12.203cm">
          <text:p text:style-name="P34">Part4</text:p>
          <draw:enhanced-geometry svg:viewBox="0 0 21600 21600" draw:type="rectangle" draw:enhanced-path="M 0 0 L 21600 0 21600 21600 0 21600 0 0 Z N"/>
        </draw:custom-shape>
        <draw:custom-shape draw:style-name="gr67" draw:text-style-name="P38" draw:layer="layout" svg:width="3.9cm" svg:height="1.3cm" svg:x="20.68cm" svg:y="14.403cm">
          <text:p text:style-name="P34">Part6</text:p>
          <draw:enhanced-geometry svg:viewBox="0 0 21600 21600" draw:type="rectangle" draw:enhanced-path="M 0 0 L 21600 0 21600 21600 0 21600 0 0 Z N"/>
        </draw:custom-shape>
        <draw:custom-shape draw:style-name="gr59" draw:text-style-name="P37" draw:layer="layout" svg:width="3.9cm" svg:height="1.3cm" svg:x="20.666cm" svg:y="4.001cm">
          <text:p text:style-name="P36"><text:span text:style-name="T16">HDFS</text:span></text:p>
          <draw:enhanced-geometry svg:viewBox="0 0 21600 21600" draw:type="rectangle" draw:enhanced-path="M 0 0 L 21600 0 21600 21600 0 21600 0 0 Z N"/>
        </draw:custom-shape>
        <draw:line draw:style-name="gr11" draw:text-style-name="P29" draw:layer="layout" svg:x1="19.342cm" svg:y1="12.797cm" svg:x2="15.7cm" svg:y2="12.797cm">
          <text:p/>
        </draw:line>
        <draw:line draw:style-name="gr11" draw:text-style-name="P29" draw:layer="layout" svg:x1="19.342cm" svg:y1="10.709cm" svg:x2="15.7cm" svg:y2="10.709cm">
          <text:p/>
        </draw:line>
        <draw:line draw:style-name="gr11" draw:text-style-name="P29" draw:layer="layout" svg:x1="19.342cm" svg:y1="8.621cm" svg:x2="15.7cm" svg:y2="8.621cm">
          <text:p/>
        </draw:line>
        <draw:line draw:style-name="gr11" draw:text-style-name="P29" draw:layer="layout" svg:x1="19.342cm" svg:y1="6.633cm" svg:x2="15.7cm" svg:y2="6.633cm">
          <text:p/>
        </draw:line>
        <draw:line draw:style-name="gr68" draw:text-style-name="P3" draw:layer="layout" svg:x1="6.1cm" svg:y1="9.8cm" svg:x2="9.4cm" svg:y2="8.8cm">
          <text:p/>
        </draw:line>
        <draw:line draw:style-name="gr69" draw:text-style-name="P3" draw:layer="layout" svg:x1="5.7cm" svg:y1="8.8cm" svg:x2="9cm" svg:y2="7cm">
          <text:p/>
        </draw:line>
        <draw:line draw:style-name="gr69" draw:text-style-name="P3" draw:layer="layout" svg:x1="6.3cm" svg:y1="11.9cm" svg:x2="9.3cm" svg:y2="13cm">
          <text:p/>
        </draw:line>
        <draw:line draw:style-name="gr69" draw:text-style-name="P3" draw:layer="layout" svg:x1="6cm" svg:y1="13.1cm" svg:x2="9cm" svg:y2="14.9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思源黑体 CN" svg:font-family="'思源黑体 CN'" style:font-family-generic="system" style:font-pitch="variable"/>
    <style:font-face style:name="新宋体" svg:font-family="新宋体" style:font-family-generic="system" style:font-pitch="variable"/>
  </office:font-face-decls>
  <office:styles>
    <draw:gradient draw:name="红色填充" draw:style="linear" draw:start-color="#ff6d6d" draw:end-color="#c9211e"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77bc65" draw:end-color="#127622" draw:start-intensity="100%" draw:end-intensity="100%" draw:angle="300" draw:border="0%"/>
    <draw:marker draw:name="Arrow" svg:viewBox="0 0 20 30" svg:d="M10 0l-10 30h20z"/>
    <draw:stroke-dash draw:name="Dashed_20__28_var_29__20_10" draw:display-name="Dashed (var) 10"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新宋体"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蓝色填充"/>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黄色填充"/>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红色填充"/>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黄色填充"/>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5T17:21:22.536000000</meta:creation-date>
    <dc:date>2019-01-21T14:47:04.226089206</dc:date>
    <meta:editing-duration>PT8H17M29S</meta:editing-duration>
    <meta:editing-cycles>97</meta:editing-cycles>
    <meta:generator>LibreOffice/6.1.4.2$Linux_X86_64 LibreOffice_project/10$Build-2</meta:generator>
    <meta:document-statistic meta:object-count="156"/>
  </office:meta>
</office:document-meta>
</file>